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A0000002A54A97AB66FF684D7.jpg" manifest:media-type="image/jpeg"/>
  <manifest:file-entry manifest:full-path="Pictures/10000201000001990000015D033EA461F709AF7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1" svg:font-family="'Open Sans', Arial, sans-serif"/>
    <style:font-face style:name="Open Sans2" svg:font-family="'Open Sans', apple-system, BlinkMacSystemFont, 'Segoe UI', 'Helvetica Neue', Arial, sans-serif, 'Apple Color Emoji', 'Segoe UI Emoji', 'Segoe UI Symbol'"/>
    <style:font-face style:name="apple-system" svg:font-family="apple-system, BlinkMacSystemFont, 'Segoe UI', Roboto, Oxygen, Ubuntu, Cantarell, 'Fira Sans', 'Droid Sans', 'Helvetica Neue', sans-serif"/>
    <style:font-face style:name="Arial1" svg:font-family="Arial" style:font-family-generic="swiss"/>
    <style:font-face style:name="Arial" svg:font-family="Arial" style:font-family-generic="roman" style:font-pitch="variable"/>
    <style:font-face style:name="Myriad Pro" svg:font-family="'Myriad Pro'" style:font-family-generic="roman" style:font-pitch="variable"/>
    <style:font-face style:name="Myriad Pro Light" svg:font-family="'Myriad Pro Light'"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Light"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yriad Pro Light1" svg:font-family="'Myriad Pro Light'" style:font-family-generic="system" style:font-pitch="variable"/>
    <style:font-face style:name="Noto Sans CJK SC" svg:font-family="'Noto Sans CJK SC'" style:font-family-generic="system" style:font-pitch="variable"/>
    <style:font-face style:name="Open Sans3" svg:font-family="'Open Sans'" style:font-family-generic="system" style:font-pitch="variable"/>
    <style:font-face style:name="Times New Roman1" svg:font-family="'Times New Roman'" style:font-family-generic="system" style:font-pitch="variable"/>
  </office:font-face-decls>
  <office:automatic-styles>
    <style:style style:name="Bảng1" style:family="table">
      <style:table-properties style:width="15.522cm" fo:margin-left="0cm" fo:margin-top="0cm" fo:margin-bottom="0cm" table:align="left" style:writing-mode="lr-tb"/>
    </style:style>
    <style:style style:name="Bảng1.A" style:family="table-column">
      <style:table-column-properties style:column-width="1.87cm"/>
    </style:style>
    <style:style style:name="Bảng1.B" style:family="table-column">
      <style:table-column-properties style:column-width="13.653cm"/>
    </style:style>
    <style:style style:name="Bảng1.1" style:family="table-row">
      <style:table-row-properties style:min-row-height="1.094cm" fo:keep-together="auto"/>
    </style:style>
    <style:style style:name="Bảng1.A1" style:family="table-cell">
      <style:table-cell-properties style:vertical-align="bottom" fo:background-color="#ddebf7" fo:padding-left="0.191cm" fo:padding-right="0.191cm" fo:padding-top="0cm" fo:padding-bottom="0cm" fo:border="none">
        <style:background-image/>
      </style:table-cell-properties>
    </style:style>
    <style:style style:name="Bảng1.2" style:family="table-row">
      <style:table-row-properties style:min-row-height="0.556cm" fo:keep-together="auto"/>
    </style:style>
    <style:style style:name="Bảng1.A2" style:family="table-cell">
      <style:table-cell-properties fo:background-color="#efefef" fo:padding-left="0.191cm" fo:padding-right="0.191cm" fo:padding-top="0cm" fo:padding-bottom="0cm" fo:border="none">
        <style:background-image/>
      </style:table-cell-properties>
    </style:style>
    <style:style style:name="Bảng1.A3" style:family="table-cell">
      <style:table-cell-properties fo:background-color="transparent" fo:padding-left="0.191cm" fo:padding-right="0.191cm" fo:padding-top="0cm" fo:padding-bottom="0cm" fo:border="none">
        <style:background-image/>
      </style:table-cell-properties>
    </style:style>
    <style:style style:name="Bảng1.B3" style:family="table-cell">
      <style:table-cell-properties fo:background-color="transparent" fo:padding-left="0.191cm" fo:padding-right="0.191cm" fo:padding-top="0cm" fo:padding-bottom="0cm" fo:border="none">
        <style:background-image/>
      </style:table-cell-properties>
    </style:style>
    <style:style style:name="Bảng1.A4" style:family="table-cell">
      <style:table-cell-properties fo:background-color="transparent" fo:padding-left="0.191cm" fo:padding-right="0.191cm" fo:padding-top="0cm" fo:padding-bottom="0cm" fo:border="none">
        <style:background-image/>
      </style:table-cell-properties>
    </style:style>
    <style:style style:name="Bảng1.B4" style:family="table-cell">
      <style:table-cell-properties fo:background-color="transparent" fo:padding-left="0.191cm" fo:padding-right="0.191cm" fo:padding-top="0cm" fo:padding-bottom="0cm" fo:border="none">
        <style:background-image/>
      </style:table-cell-properties>
    </style:style>
    <style:style style:name="Bảng1.A5" style:family="table-cell">
      <style:table-cell-properties fo:background-color="transparent" fo:padding-left="0.191cm" fo:padding-right="0.191cm" fo:padding-top="0cm" fo:padding-bottom="0cm" fo:border="none">
        <style:background-image/>
      </style:table-cell-properties>
    </style:style>
    <style:style style:name="Bảng1.B5" style:family="table-cell">
      <style:table-cell-properties fo:background-color="transparent" fo:padding-left="0.191cm" fo:padding-right="0.191cm" fo:padding-top="0cm" fo:padding-bottom="0cm" fo:border="none">
        <style:background-image/>
      </style:table-cell-properties>
    </style:style>
    <style:style style:name="Bảng1.A6" style:family="table-cell">
      <style:table-cell-properties fo:background-color="transparent" fo:padding-left="0.191cm" fo:padding-right="0.191cm" fo:padding-top="0cm" fo:padding-bottom="0cm" fo:border="none">
        <style:background-image/>
      </style:table-cell-properties>
    </style:style>
    <style:style style:name="Bảng1.B6" style:family="table-cell">
      <style:table-cell-properties fo:background-color="transparent" fo:padding-left="0.191cm" fo:padding-right="0.191cm" fo:padding-top="0cm" fo:padding-bottom="0cm" fo:border="none">
        <style:background-image/>
      </style:table-cell-properties>
    </style:style>
    <style:style style:name="Bảng1.A7" style:family="table-cell">
      <style:table-cell-properties fo:background-color="transparent" fo:padding-left="0.191cm" fo:padding-right="0.191cm" fo:padding-top="0cm" fo:padding-bottom="0cm" fo:border="none">
        <style:background-image/>
      </style:table-cell-properties>
    </style:style>
    <style:style style:name="Bảng1.B7" style:family="table-cell">
      <style:table-cell-properties fo:background-color="transparent" fo:padding-left="0.191cm" fo:padding-right="0.191cm" fo:padding-top="0cm" fo:padding-bottom="0cm" fo:border="none">
        <style:background-image/>
      </style:table-cell-properties>
    </style:style>
    <style:style style:name="Bảng1.A8" style:family="table-cell">
      <style:table-cell-properties fo:background-color="transparent" fo:padding-left="0.191cm" fo:padding-right="0.191cm" fo:padding-top="0cm" fo:padding-bottom="0cm" fo:border="none">
        <style:background-image/>
      </style:table-cell-properties>
    </style:style>
    <style:style style:name="Bảng1.B8" style:family="table-cell">
      <style:table-cell-properties fo:background-color="transparent" fo:padding-left="0.191cm" fo:padding-right="0.191cm" fo:padding-top="0cm" fo:padding-bottom="0cm" fo:border="none">
        <style:background-image/>
      </style:table-cell-properties>
    </style:style>
    <style:style style:name="Bảng1.A9" style:family="table-cell">
      <style:table-cell-properties fo:background-color="transparent" fo:padding-left="0.191cm" fo:padding-right="0.191cm" fo:padding-top="0cm" fo:padding-bottom="0cm" fo:border="none">
        <style:background-image/>
      </style:table-cell-properties>
    </style:style>
    <style:style style:name="Bảng1.B9" style:family="table-cell">
      <style:table-cell-properties fo:background-color="transparent" fo:padding-left="0.191cm" fo:padding-right="0.191cm" fo:padding-top="0cm" fo:padding-bottom="0cm" fo:border="none">
        <style:background-image/>
      </style:table-cell-properties>
    </style:style>
    <style:style style:name="Bảng1.A10" style:family="table-cell">
      <style:table-cell-properties fo:background-color="transparent" fo:padding-left="0.191cm" fo:padding-right="0.191cm" fo:padding-top="0cm" fo:padding-bottom="0cm" fo:border="none">
        <style:background-image/>
      </style:table-cell-properties>
    </style:style>
    <style:style style:name="Bảng1.B10" style:family="table-cell">
      <style:table-cell-properties fo:background-color="transparent" fo:padding-left="0.191cm" fo:padding-right="0.191cm" fo:padding-top="0cm" fo:padding-bottom="0cm" fo:border="none">
        <style:background-image/>
      </style:table-cell-properties>
    </style:style>
    <style:style style:name="Bảng1.A11" style:family="table-cell">
      <style:table-cell-properties fo:background-color="transparent" fo:padding-left="0.191cm" fo:padding-right="0.191cm" fo:padding-top="0cm" fo:padding-bottom="0cm" fo:border="none">
        <style:background-image/>
      </style:table-cell-properties>
    </style:style>
    <style:style style:name="Bảng1.B11" style:family="table-cell">
      <style:table-cell-properties fo:background-color="transparent" fo:padding-left="0.191cm" fo:padding-right="0.191cm" fo:padding-top="0cm" fo:padding-bottom="0cm" fo:border="none">
        <style:background-image/>
      </style:table-cell-properties>
    </style:style>
    <style:style style:name="Bảng1.A12" style:family="table-cell">
      <style:table-cell-properties fo:background-color="transparent" fo:padding-left="0.191cm" fo:padding-right="0.191cm" fo:padding-top="0cm" fo:padding-bottom="0cm" fo:border="none">
        <style:background-image/>
      </style:table-cell-properties>
    </style:style>
    <style:style style:name="Bảng1.B12" style:family="table-cell">
      <style:table-cell-properties fo:background-color="transparent" fo:padding-left="0.191cm" fo:padding-right="0.191cm" fo:padding-top="0cm" fo:padding-bottom="0cm" fo:border="none">
        <style:background-image/>
      </style:table-cell-properties>
    </style:style>
    <style:style style:name="Bảng1.A13" style:family="table-cell">
      <style:table-cell-properties fo:background-color="transparent" fo:padding-left="0.191cm" fo:padding-right="0.191cm" fo:padding-top="0cm" fo:padding-bottom="0cm" fo:border="none">
        <style:background-image/>
      </style:table-cell-properties>
    </style:style>
    <style:style style:name="Bảng1.B13" style:family="table-cell">
      <style:table-cell-properties fo:background-color="transparent" fo:padding-left="0.191cm" fo:padding-right="0.191cm" fo:padding-top="0cm" fo:padding-bottom="0cm" fo:border="none">
        <style:background-image/>
      </style:table-cell-properties>
    </style:style>
    <style:style style:name="Bảng1.A14" style:family="table-cell">
      <style:table-cell-properties fo:background-color="transparent" fo:padding-left="0.191cm" fo:padding-right="0.191cm" fo:padding-top="0cm" fo:padding-bottom="0cm" fo:border="none">
        <style:background-image/>
      </style:table-cell-properties>
    </style:style>
    <style:style style:name="Bảng1.B14" style:family="table-cell">
      <style:table-cell-properties fo:background-color="transparent" fo:padding-left="0.191cm" fo:padding-right="0.191cm" fo:padding-top="0cm" fo:padding-bottom="0cm" fo:border="none">
        <style:background-image/>
      </style:table-cell-properties>
    </style:style>
    <style:style style:name="Bảng1.A15" style:family="table-cell">
      <style:table-cell-properties fo:background-color="transparent" fo:padding-left="0.191cm" fo:padding-right="0.191cm" fo:padding-top="0cm" fo:padding-bottom="0cm" fo:border="none">
        <style:background-image/>
      </style:table-cell-properties>
    </style:style>
    <style:style style:name="Bảng1.B15" style:family="table-cell">
      <style:table-cell-properties fo:background-color="transparent" fo:padding-left="0.191cm" fo:padding-right="0.191cm" fo:padding-top="0cm" fo:padding-bottom="0cm" fo:border="none">
        <style:background-image/>
      </style:table-cell-properties>
    </style:style>
    <style:style style:name="Bảng1.A16" style:family="table-cell">
      <style:table-cell-properties fo:background-color="transparent" fo:padding-left="0.191cm" fo:padding-right="0.191cm" fo:padding-top="0cm" fo:padding-bottom="0cm" fo:border="none">
        <style:background-image/>
      </style:table-cell-properties>
    </style:style>
    <style:style style:name="Bảng1.B16" style:family="table-cell">
      <style:table-cell-properties fo:background-color="transparent" fo:padding-left="0.191cm" fo:padding-right="0.191cm" fo:padding-top="0cm" fo:padding-bottom="0cm" fo:border="none">
        <style:background-image/>
      </style:table-cell-properties>
    </style:style>
    <style:style style:name="Bảng1.A17" style:family="table-cell">
      <style:table-cell-properties fo:background-color="transparent" fo:padding-left="0.191cm" fo:padding-right="0.191cm" fo:padding-top="0cm" fo:padding-bottom="0cm" fo:border="none">
        <style:background-image/>
      </style:table-cell-properties>
    </style:style>
    <style:style style:name="Bảng1.B17" style:family="table-cell">
      <style:table-cell-properties fo:background-color="transparent" fo:padding-left="0.191cm" fo:padding-right="0.191cm" fo:padding-top="0cm" fo:padding-bottom="0cm" fo:border="none">
        <style:background-image/>
      </style:table-cell-properties>
    </style:style>
    <style:style style:name="Bảng1.A18" style:family="table-cell">
      <style:table-cell-properties fo:background-color="transparent" fo:padding-left="0.191cm" fo:padding-right="0.191cm" fo:padding-top="0cm" fo:padding-bottom="0cm" fo:border="none">
        <style:background-image/>
      </style:table-cell-properties>
    </style:style>
    <style:style style:name="Bảng1.B18" style:family="table-cell">
      <style:table-cell-properties fo:background-color="transparent" fo:padding-left="0.191cm" fo:padding-right="0.191cm" fo:padding-top="0cm" fo:padding-bottom="0cm" fo:border="none">
        <style:background-image/>
      </style:table-cell-properties>
    </style:style>
    <style:style style:name="Bảng1.19" style:family="table-row">
      <style:table-row-properties style:row-height="0.556cm" fo:keep-together="auto"/>
    </style:style>
    <style:style style:name="Bảng1.A19" style:family="table-cell">
      <style:table-cell-properties fo:background-color="transparent" fo:padding-left="0.191cm" fo:padding-right="0.191cm" fo:padding-top="0cm" fo:padding-bottom="0cm" fo:border="none">
        <style:background-image/>
      </style:table-cell-properties>
    </style:style>
    <style:style style:name="Bảng1.B19" style:family="table-cell">
      <style:table-cell-properties fo:background-color="transparent" fo:padding-left="0.191cm" fo:padding-right="0.191cm" fo:padding-top="0cm" fo:padding-bottom="0cm" fo:border="none">
        <style:background-image/>
      </style:table-cell-properties>
    </style:style>
    <style:style style:name="Bảng1.A20" style:family="table-cell">
      <style:table-cell-properties fo:background-color="#efefef" fo:padding-left="0.191cm" fo:padding-right="0.191cm" fo:padding-top="0cm" fo:padding-bottom="0cm" fo:border="none">
        <style:background-image/>
      </style:table-cell-properties>
    </style:style>
    <style:style style:name="Bảng1.A21" style:family="table-cell">
      <style:table-cell-properties fo:background-color="transparent" fo:padding-left="0.191cm" fo:padding-right="0.191cm" fo:padding-top="0cm" fo:padding-bottom="0cm" fo:border="none">
        <style:background-image/>
      </style:table-cell-properties>
    </style:style>
    <style:style style:name="Bảng1.B21" style:family="table-cell">
      <style:table-cell-properties fo:background-color="transparent" fo:padding-left="0.191cm" fo:padding-right="0.191cm" fo:padding-top="0cm" fo:padding-bottom="0cm" fo:border="none">
        <style:background-image/>
      </style:table-cell-properties>
    </style:style>
    <style:style style:name="Bảng1.A22" style:family="table-cell">
      <style:table-cell-properties fo:background-color="transparent" fo:padding-left="0.191cm" fo:padding-right="0.191cm" fo:padding-top="0cm" fo:padding-bottom="0cm" fo:border="none">
        <style:background-image/>
      </style:table-cell-properties>
    </style:style>
    <style:style style:name="Bảng1.B22" style:family="table-cell">
      <style:table-cell-properties fo:background-color="transparent" fo:padding-left="0.191cm" fo:padding-right="0.191cm" fo:padding-top="0cm" fo:padding-bottom="0cm" fo:border="none">
        <style:background-image/>
      </style:table-cell-properties>
    </style:style>
    <style:style style:name="Bảng1.A23" style:family="table-cell">
      <style:table-cell-properties fo:background-color="transparent" fo:padding-left="0.191cm" fo:padding-right="0.191cm" fo:padding-top="0cm" fo:padding-bottom="0cm" fo:border="none">
        <style:background-image/>
      </style:table-cell-properties>
    </style:style>
    <style:style style:name="Bảng1.B23" style:family="table-cell">
      <style:table-cell-properties fo:background-color="transparent" fo:padding-left="0.191cm" fo:padding-right="0.191cm" fo:padding-top="0cm" fo:padding-bottom="0cm" fo:border="none">
        <style:background-image/>
      </style:table-cell-properties>
    </style:style>
    <style:style style:name="Bảng1.A24" style:family="table-cell">
      <style:table-cell-properties fo:background-color="transparent" fo:padding-left="0.191cm" fo:padding-right="0.191cm" fo:padding-top="0cm" fo:padding-bottom="0cm" fo:border="none">
        <style:background-image/>
      </style:table-cell-properties>
    </style:style>
    <style:style style:name="Bảng1.B24" style:family="table-cell">
      <style:table-cell-properties fo:background-color="transparent" fo:padding-left="0.191cm" fo:padding-right="0.191cm" fo:padding-top="0cm" fo:padding-bottom="0cm" fo:border="none">
        <style:background-image/>
      </style:table-cell-properties>
    </style:style>
    <style:style style:name="Bảng1.A25" style:family="table-cell">
      <style:table-cell-properties fo:background-color="#efefef" fo:padding-left="0.191cm" fo:padding-right="0.191cm" fo:padding-top="0cm" fo:padding-bottom="0cm" fo:border="none">
        <style:background-image/>
      </style:table-cell-properties>
    </style:style>
    <style:style style:name="Bảng1.A26" style:family="table-cell">
      <style:table-cell-properties fo:background-color="transparent" fo:padding-left="0.191cm" fo:padding-right="0.191cm" fo:padding-top="0cm" fo:padding-bottom="0cm" fo:border="none">
        <style:background-image/>
      </style:table-cell-properties>
    </style:style>
    <style:style style:name="Bảng1.B26" style:family="table-cell">
      <style:table-cell-properties fo:background-color="transparent" fo:padding-left="0.191cm" fo:padding-right="0.191cm" fo:padding-top="0cm" fo:padding-bottom="0cm" fo:border="none">
        <style:background-image/>
      </style:table-cell-properties>
    </style:style>
    <style:style style:name="Bảng1.A27" style:family="table-cell">
      <style:table-cell-properties fo:background-color="transparent" fo:padding-left="0.191cm" fo:padding-right="0.191cm" fo:padding-top="0cm" fo:padding-bottom="0cm" fo:border="none">
        <style:background-image/>
      </style:table-cell-properties>
    </style:style>
    <style:style style:name="Bảng1.B27" style:family="table-cell">
      <style:table-cell-properties fo:background-color="transparent" fo:padding-left="0.191cm" fo:padding-right="0.191cm" fo:padding-top="0cm" fo:padding-bottom="0cm" fo:border="none">
        <style:background-image/>
      </style:table-cell-properties>
    </style:style>
    <style:style style:name="Bảng1.A28" style:family="table-cell">
      <style:table-cell-properties fo:background-color="transparent" fo:padding-left="0.191cm" fo:padding-right="0.191cm" fo:padding-top="0cm" fo:padding-bottom="0cm" fo:border="none">
        <style:background-image/>
      </style:table-cell-properties>
    </style:style>
    <style:style style:name="Bảng1.B28" style:family="table-cell">
      <style:table-cell-properties fo:background-color="transparent" fo:padding-left="0.191cm" fo:padding-right="0.191cm" fo:padding-top="0cm" fo:padding-bottom="0cm" fo:border="none">
        <style:background-image/>
      </style:table-cell-properties>
    </style:style>
    <style:style style:name="Bảng1.A29" style:family="table-cell">
      <style:table-cell-properties fo:background-color="#efefef" fo:padding-left="0.191cm" fo:padding-right="0.191cm" fo:padding-top="0cm" fo:padding-bottom="0cm" fo:border="none">
        <style:background-image/>
      </style:table-cell-properties>
    </style:style>
    <style:style style:name="Bảng1.A30" style:family="table-cell">
      <style:table-cell-properties fo:background-color="#ffffff" fo:padding-left="0.191cm" fo:padding-right="0.191cm" fo:padding-top="0cm" fo:padding-bottom="0cm" fo:border="none">
        <style:background-image/>
      </style:table-cell-properties>
    </style:style>
    <style:style style:name="Bảng1.B30" style:family="table-cell">
      <style:table-cell-properties fo:background-color="#ffffff" fo:padding-left="0.191cm" fo:padding-right="0.191cm" fo:padding-top="0cm" fo:padding-bottom="0cm" fo:border="none">
        <style:background-image/>
      </style:table-cell-properties>
    </style:style>
    <style:style style:name="Bảng1.A31" style:family="table-cell">
      <style:table-cell-properties fo:background-color="transparent" fo:padding-left="0.191cm" fo:padding-right="0.191cm" fo:padding-top="0cm" fo:padding-bottom="0cm" fo:border="none">
        <style:background-image/>
      </style:table-cell-properties>
    </style:style>
    <style:style style:name="Bảng1.B31" style:family="table-cell">
      <style:table-cell-properties fo:background-color="transparent" fo:padding-left="0.191cm" fo:padding-right="0.191cm" fo:padding-top="0cm" fo:padding-bottom="0cm" fo:border="none">
        <style:background-image/>
      </style:table-cell-properties>
    </style:style>
    <style:style style:name="Bảng1.A32" style:family="table-cell">
      <style:table-cell-properties fo:background-color="#ffffff" fo:padding-left="0.191cm" fo:padding-right="0.191cm" fo:padding-top="0cm" fo:padding-bottom="0cm" fo:border="none">
        <style:background-image/>
      </style:table-cell-properties>
    </style:style>
    <style:style style:name="Bảng1.B32" style:family="table-cell">
      <style:table-cell-properties fo:background-color="transparent" fo:padding-left="0.191cm" fo:padding-right="0.191cm" fo:padding-top="0cm" fo:padding-bottom="0cm" fo:border="none">
        <style:background-image/>
      </style:table-cell-properties>
    </style:style>
    <style:style style:name="Bảng1.A33" style:family="table-cell">
      <style:table-cell-properties fo:background-color="transparent" fo:padding-left="0.191cm" fo:padding-right="0.191cm" fo:padding-top="0cm" fo:padding-bottom="0cm" fo:border="none">
        <style:background-image/>
      </style:table-cell-properties>
    </style:style>
    <style:style style:name="Bảng1.B33" style:family="table-cell">
      <style:table-cell-properties fo:background-color="transparent" fo:padding-left="0.191cm" fo:padding-right="0.191cm" fo:padding-top="0cm" fo:padding-bottom="0cm" fo:border="none">
        <style:background-image/>
      </style:table-cell-properties>
    </style:style>
    <style:style style:name="Bảng1.A34" style:family="table-cell">
      <style:table-cell-properties fo:background-color="#ffffff" fo:padding-left="0.191cm" fo:padding-right="0.191cm" fo:padding-top="0cm" fo:padding-bottom="0cm" fo:border="none">
        <style:background-image/>
      </style:table-cell-properties>
    </style:style>
    <style:style style:name="Bảng1.B34" style:family="table-cell">
      <style:table-cell-properties fo:background-color="transparent" fo:padding-left="0.191cm" fo:padding-right="0.191cm" fo:padding-top="0cm" fo:padding-bottom="0cm" fo:border="none">
        <style:background-image/>
      </style:table-cell-properties>
    </style:style>
    <style:style style:name="Bảng1.A35" style:family="table-cell">
      <style:table-cell-properties fo:background-color="transparent" fo:padding-left="0.191cm" fo:padding-right="0.191cm" fo:padding-top="0cm" fo:padding-bottom="0cm" fo:border="none">
        <style:background-image/>
      </style:table-cell-properties>
    </style:style>
    <style:style style:name="Bảng1.B35" style:family="table-cell">
      <style:table-cell-properties fo:background-color="transparent" fo:padding-left="0.191cm" fo:padding-right="0.191cm" fo:padding-top="0cm" fo:padding-bottom="0cm" fo:border="none">
        <style:background-image/>
      </style:table-cell-properties>
    </style:style>
    <style:style style:name="Bảng1.A36" style:family="table-cell">
      <style:table-cell-properties fo:background-color="#ffffff" fo:padding-left="0.191cm" fo:padding-right="0.191cm" fo:padding-top="0cm" fo:padding-bottom="0cm" fo:border="none">
        <style:background-image/>
      </style:table-cell-properties>
    </style:style>
    <style:style style:name="Bảng1.B36" style:family="table-cell">
      <style:table-cell-properties fo:background-color="transparent" fo:padding-left="0.191cm" fo:padding-right="0.191cm" fo:padding-top="0cm" fo:padding-bottom="0cm" fo:border="none">
        <style:background-image/>
      </style:table-cell-properties>
    </style:style>
    <style:style style:name="Bảng1.A37" style:family="table-cell">
      <style:table-cell-properties fo:background-color="#ffffff" fo:padding-left="0.191cm" fo:padding-right="0.191cm" fo:padding-top="0cm" fo:padding-bottom="0cm" fo:border="none">
        <style:background-image/>
      </style:table-cell-properties>
    </style:style>
    <style:style style:name="Bảng1.B37" style:family="table-cell">
      <style:table-cell-properties fo:background-color="transparent" fo:padding-left="0.191cm" fo:padding-right="0.191cm" fo:padding-top="0cm" fo:padding-bottom="0cm" fo:border="none">
        <style:background-image/>
      </style:table-cell-properties>
    </style:style>
    <style:style style:name="Bảng1.A38" style:family="table-cell">
      <style:table-cell-properties fo:background-color="transparent" fo:padding-left="0.191cm" fo:padding-right="0.191cm" fo:padding-top="0cm" fo:padding-bottom="0cm" fo:border="none">
        <style:background-image/>
      </style:table-cell-properties>
    </style:style>
    <style:style style:name="Bảng1.B38" style:family="table-cell">
      <style:table-cell-properties fo:background-color="transparent" fo:padding-left="0.191cm" fo:padding-right="0.191cm" fo:padding-top="0cm" fo:padding-bottom="0cm" fo:border="none">
        <style:background-image/>
      </style:table-cell-properties>
    </style:style>
    <style:style style:name="Bảng1.A39" style:family="table-cell">
      <style:table-cell-properties fo:background-color="#ffffff" fo:padding-left="0.191cm" fo:padding-right="0.191cm" fo:padding-top="0cm" fo:padding-bottom="0cm" fo:border="none">
        <style:background-image/>
      </style:table-cell-properties>
    </style:style>
    <style:style style:name="Bảng1.B39" style:family="table-cell">
      <style:table-cell-properties fo:background-color="transparent" fo:padding-left="0.191cm" fo:padding-right="0.191cm" fo:padding-top="0cm" fo:padding-bottom="0cm" fo:border="none">
        <style:background-image/>
      </style:table-cell-properties>
    </style:style>
    <style:style style:name="Bảng1.A40" style:family="table-cell">
      <style:table-cell-properties fo:background-color="transparent" fo:padding-left="0.191cm" fo:padding-right="0.191cm" fo:padding-top="0cm" fo:padding-bottom="0cm" fo:border="none">
        <style:background-image/>
      </style:table-cell-properties>
    </style:style>
    <style:style style:name="Bảng1.B40" style:family="table-cell">
      <style:table-cell-properties fo:background-color="transparent" fo:padding-left="0.191cm" fo:padding-right="0.191cm" fo:padding-top="0cm" fo:padding-bottom="0cm" fo:border="none">
        <style:background-image/>
      </style:table-cell-properties>
    </style:style>
    <style:style style:name="Bảng1.A41" style:family="table-cell">
      <style:table-cell-properties fo:background-color="#ffffff" fo:padding-left="0.191cm" fo:padding-right="0.191cm" fo:padding-top="0cm" fo:padding-bottom="0cm" fo:border="none">
        <style:background-image/>
      </style:table-cell-properties>
    </style:style>
    <style:style style:name="Bảng1.B41" style:family="table-cell">
      <style:table-cell-properties fo:background-color="transparent" fo:padding-left="0.191cm" fo:padding-right="0.191cm" fo:padding-top="0cm" fo:padding-bottom="0cm" fo:border="none">
        <style:background-image/>
      </style:table-cell-properties>
    </style:style>
    <style:style style:name="Bảng1.A42" style:family="table-cell">
      <style:table-cell-properties fo:background-color="transparent" fo:padding-left="0.191cm" fo:padding-right="0.191cm" fo:padding-top="0cm" fo:padding-bottom="0cm" fo:border="none">
        <style:background-image/>
      </style:table-cell-properties>
    </style:style>
    <style:style style:name="Bảng1.B42" style:family="table-cell">
      <style:table-cell-properties fo:background-color="transparent" fo:padding-left="0.191cm" fo:padding-right="0.191cm" fo:padding-top="0cm" fo:padding-bottom="0cm" fo:border="none">
        <style:background-image/>
      </style:table-cell-properties>
    </style:style>
    <style:style style:name="Bảng1.A43" style:family="table-cell">
      <style:table-cell-properties fo:background-color="#ffffff" fo:padding-left="0.191cm" fo:padding-right="0.191cm" fo:padding-top="0cm" fo:padding-bottom="0cm" fo:border="none">
        <style:background-image/>
      </style:table-cell-properties>
    </style:style>
    <style:style style:name="Bảng1.B43" style:family="table-cell">
      <style:table-cell-properties fo:background-color="transparent" fo:padding-left="0.191cm" fo:padding-right="0.191cm" fo:padding-top="0cm" fo:padding-bottom="0cm" fo:border="none">
        <style:background-image/>
      </style:table-cell-properties>
    </style:style>
    <style:style style:name="Bảng1.A44" style:family="table-cell">
      <style:table-cell-properties fo:background-color="#ffffff" fo:padding-left="0.191cm" fo:padding-right="0.191cm" fo:padding-top="0cm" fo:padding-bottom="0cm" fo:border="none">
        <style:background-image/>
      </style:table-cell-properties>
    </style:style>
    <style:style style:name="Bảng1.B44" style:family="table-cell">
      <style:table-cell-properties fo:background-color="transparent" fo:padding-left="0.191cm" fo:padding-right="0.191cm" fo:padding-top="0cm" fo:padding-bottom="0cm" fo:border="none">
        <style:background-image/>
      </style:table-cell-properties>
    </style:style>
    <style:style style:name="Bảng1.A45" style:family="table-cell">
      <style:table-cell-properties fo:background-color="transparent" fo:padding-left="0.191cm" fo:padding-right="0.191cm" fo:padding-top="0cm" fo:padding-bottom="0cm" fo:border="none">
        <style:background-image/>
      </style:table-cell-properties>
    </style:style>
    <style:style style:name="Bảng1.B45" style:family="table-cell">
      <style:table-cell-properties fo:background-color="transparent" fo:padding-left="0.191cm" fo:padding-right="0.191cm" fo:padding-top="0cm" fo:padding-bottom="0cm" fo:border="none">
        <style:background-image/>
      </style:table-cell-properties>
    </style:style>
    <style:style style:name="Bảng1.A46" style:family="table-cell">
      <style:table-cell-properties fo:background-color="#efefef" fo:padding-left="0.191cm" fo:padding-right="0.191cm" fo:padding-top="0cm" fo:padding-bottom="0cm" fo:border="none">
        <style:background-image/>
      </style:table-cell-properties>
    </style:style>
    <style:style style:name="Bảng1.A47" style:family="table-cell">
      <style:table-cell-properties fo:background-color="transparent" fo:padding-left="0.191cm" fo:padding-right="0.191cm" fo:padding-top="0cm" fo:padding-bottom="0cm" fo:border="none">
        <style:background-image/>
      </style:table-cell-properties>
    </style:style>
    <style:style style:name="Bảng1.B47" style:family="table-cell">
      <style:table-cell-properties fo:background-color="transparent" fo:padding-left="0.191cm" fo:padding-right="0.191cm" fo:padding-top="0cm" fo:padding-bottom="0cm" fo:border="none">
        <style:background-image/>
      </style:table-cell-properties>
    </style:style>
    <style:style style:name="Bảng1.A48" style:family="table-cell">
      <style:table-cell-properties fo:background-color="transparent" fo:padding-left="0.191cm" fo:padding-right="0.191cm" fo:padding-top="0cm" fo:padding-bottom="0cm" fo:border="none">
        <style:background-image/>
      </style:table-cell-properties>
    </style:style>
    <style:style style:name="Bảng1.B48" style:family="table-cell">
      <style:table-cell-properties fo:background-color="transparent" fo:padding-left="0.191cm" fo:padding-right="0.191cm" fo:padding-top="0cm" fo:padding-bottom="0cm" fo:border="none">
        <style:background-image/>
      </style:table-cell-properties>
    </style:style>
    <style:style style:name="Bảng1.A49" style:family="table-cell">
      <style:table-cell-properties fo:background-color="transparent" fo:padding-left="0.191cm" fo:padding-right="0.191cm" fo:padding-top="0cm" fo:padding-bottom="0cm" fo:border="none">
        <style:background-image/>
      </style:table-cell-properties>
    </style:style>
    <style:style style:name="Bảng1.B49" style:family="table-cell">
      <style:table-cell-properties fo:background-color="transparent" fo:padding-left="0.191cm" fo:padding-right="0.191cm" fo:padding-top="0cm" fo:padding-bottom="0cm" fo:border="none">
        <style:background-image/>
      </style:table-cell-properties>
    </style:style>
    <style:style style:name="Bảng1.A50" style:family="table-cell">
      <style:table-cell-properties fo:background-color="transparent" fo:padding-left="0.191cm" fo:padding-right="0.191cm" fo:padding-top="0cm" fo:padding-bottom="0cm" fo:border="none">
        <style:background-image/>
      </style:table-cell-properties>
    </style:style>
    <style:style style:name="Bảng1.B50" style:family="table-cell">
      <style:table-cell-properties fo:background-color="transparent" fo:padding-left="0.191cm" fo:padding-right="0.191cm" fo:padding-top="0cm" fo:padding-bottom="0cm" fo:border="none">
        <style:background-image/>
      </style:table-cell-properties>
    </style:style>
    <style:style style:name="Bảng1.A51" style:family="table-cell">
      <style:table-cell-properties fo:background-color="#efefef" fo:padding-left="0.191cm" fo:padding-right="0.191cm" fo:padding-top="0cm" fo:padding-bottom="0cm" fo:border="none">
        <style:background-image/>
      </style:table-cell-properties>
    </style:style>
    <style:style style:name="Bảng1.A52" style:family="table-cell">
      <style:table-cell-properties fo:background-color="transparent" fo:padding-left="0.191cm" fo:padding-right="0.191cm" fo:padding-top="0cm" fo:padding-bottom="0cm" fo:border="none">
        <style:background-image/>
      </style:table-cell-properties>
    </style:style>
    <style:style style:name="Bảng1.B52" style:family="table-cell">
      <style:table-cell-properties fo:background-color="transparent" fo:padding-left="0.191cm" fo:padding-right="0.191cm" fo:padding-top="0cm" fo:padding-bottom="0cm" fo:border="none">
        <style:background-image/>
      </style:table-cell-properties>
    </style:style>
    <style:style style:name="Bảng1.A53" style:family="table-cell">
      <style:table-cell-properties fo:background-color="transparent" fo:padding-left="0.191cm" fo:padding-right="0.191cm" fo:padding-top="0cm" fo:padding-bottom="0cm" fo:border="none">
        <style:background-image/>
      </style:table-cell-properties>
    </style:style>
    <style:style style:name="Bảng1.B53" style:family="table-cell">
      <style:table-cell-properties fo:background-color="transparent" fo:padding-left="0.191cm" fo:padding-right="0.191cm" fo:padding-top="0cm" fo:padding-bottom="0cm" fo:border="none">
        <style:background-image/>
      </style:table-cell-properties>
    </style:style>
    <style:style style:name="Bảng1.A54" style:family="table-cell">
      <style:table-cell-properties fo:background-color="transparent" fo:padding-left="0.191cm" fo:padding-right="0.191cm" fo:padding-top="0cm" fo:padding-bottom="0cm" fo:border="none">
        <style:background-image/>
      </style:table-cell-properties>
    </style:style>
    <style:style style:name="Bảng1.B54" style:family="table-cell">
      <style:table-cell-properties fo:background-color="transparent" fo:padding-left="0.191cm" fo:padding-right="0.191cm" fo:padding-top="0cm" fo:padding-bottom="0cm" fo:border="none">
        <style:background-image/>
      </style:table-cell-properties>
    </style:style>
    <style:style style:name="Bảng1.A55" style:family="table-cell">
      <style:table-cell-properties fo:background-color="#efefef" fo:padding-left="0.191cm" fo:padding-right="0.191cm" fo:padding-top="0cm" fo:padding-bottom="0cm" fo:border="none">
        <style:background-image/>
      </style:table-cell-properties>
    </style:style>
    <style:style style:name="Bảng1.A56" style:family="table-cell">
      <style:table-cell-properties fo:background-color="transparent" fo:padding-left="0.191cm" fo:padding-right="0.191cm" fo:padding-top="0cm" fo:padding-bottom="0cm" fo:border="none">
        <style:background-image/>
      </style:table-cell-properties>
    </style:style>
    <style:style style:name="Bảng1.B56" style:family="table-cell">
      <style:table-cell-properties fo:background-color="transparent" fo:padding-left="0.191cm" fo:padding-right="0.191cm" fo:padding-top="0cm" fo:padding-bottom="0cm" fo:border="none">
        <style:background-image/>
      </style:table-cell-properties>
    </style:style>
    <style:style style:name="Bảng1.A57" style:family="table-cell">
      <style:table-cell-properties fo:background-color="transparent" fo:padding-left="0.191cm" fo:padding-right="0.191cm" fo:padding-top="0cm" fo:padding-bottom="0cm" fo:border="none">
        <style:background-image/>
      </style:table-cell-properties>
    </style:style>
    <style:style style:name="Bảng1.B57" style:family="table-cell">
      <style:table-cell-properties fo:background-color="transparent" fo:padding-left="0.191cm" fo:padding-right="0.191cm" fo:padding-top="0cm" fo:padding-bottom="0cm" fo:border="none">
        <style:background-image/>
      </style:table-cell-properties>
    </style:style>
    <style:style style:name="Bảng1.A58" style:family="table-cell">
      <style:table-cell-properties fo:background-color="transparent" fo:padding-left="0.191cm" fo:padding-right="0.191cm" fo:padding-top="0cm" fo:padding-bottom="0cm" fo:border="none">
        <style:background-image/>
      </style:table-cell-properties>
    </style:style>
    <style:style style:name="Bảng1.B58" style:family="table-cell">
      <style:table-cell-properties fo:background-color="transparent" fo:padding-left="0.191cm" fo:padding-right="0.191cm" fo:padding-top="0cm" fo:padding-bottom="0cm" fo:border="none">
        <style:background-image/>
      </style:table-cell-properties>
    </style:style>
    <style:style style:name="Bảng1.A59" style:family="table-cell">
      <style:table-cell-properties fo:background-color="#efefef" fo:padding-left="0.191cm" fo:padding-right="0.191cm" fo:padding-top="0cm" fo:padding-bottom="0cm" fo:border="none">
        <style:background-image/>
      </style:table-cell-properties>
    </style:style>
    <style:style style:name="Bảng1.A60" style:family="table-cell">
      <style:table-cell-properties fo:background-color="transparent" fo:padding-left="0.191cm" fo:padding-right="0.191cm" fo:padding-top="0cm" fo:padding-bottom="0cm" fo:border="none">
        <style:background-image/>
      </style:table-cell-properties>
    </style:style>
    <style:style style:name="Bảng1.B60" style:family="table-cell">
      <style:table-cell-properties fo:background-color="transparent" fo:padding-left="0.191cm" fo:padding-right="0.191cm" fo:padding-top="0cm" fo:padding-bottom="0cm" fo:border="none">
        <style:background-image/>
      </style:table-cell-properties>
    </style:style>
    <style:style style:name="Bảng1.A61" style:family="table-cell">
      <style:table-cell-properties fo:background-color="transparent" fo:padding-left="0.191cm" fo:padding-right="0.191cm" fo:padding-top="0cm" fo:padding-bottom="0cm" fo:border="none">
        <style:background-image/>
      </style:table-cell-properties>
    </style:style>
    <style:style style:name="Bảng1.B61" style:family="table-cell">
      <style:table-cell-properties fo:background-color="transparent" fo:padding-left="0.191cm" fo:padding-right="0.191cm" fo:padding-top="0cm" fo:padding-bottom="0cm" fo:border="none">
        <style:background-image/>
      </style:table-cell-properties>
    </style:style>
    <style:style style:name="Bảng1.A62" style:family="table-cell">
      <style:table-cell-properties fo:background-color="#efefef" fo:padding-left="0.191cm" fo:padding-right="0.191cm" fo:padding-top="0cm" fo:padding-bottom="0cm" fo:border="none">
        <style:background-image/>
      </style:table-cell-properties>
    </style:style>
    <style:style style:name="Bảng1.A63" style:family="table-cell">
      <style:table-cell-properties fo:background-color="transparent" fo:padding-left="0.191cm" fo:padding-right="0.191cm" fo:padding-top="0cm" fo:padding-bottom="0cm" fo:border="none">
        <style:background-image/>
      </style:table-cell-properties>
    </style:style>
    <style:style style:name="Bảng1.B63" style:family="table-cell">
      <style:table-cell-properties fo:background-color="transparent" fo:padding-left="0.191cm" fo:padding-right="0.191cm" fo:padding-top="0cm" fo:padding-bottom="0cm" fo:border="none">
        <style:background-image/>
      </style:table-cell-properties>
    </style:style>
    <style:style style:name="Bảng1.A64" style:family="table-cell">
      <style:table-cell-properties fo:background-color="transparent" fo:padding-left="0.191cm" fo:padding-right="0.191cm" fo:padding-top="0cm" fo:padding-bottom="0cm" fo:border="none">
        <style:background-image/>
      </style:table-cell-properties>
    </style:style>
    <style:style style:name="Bảng1.B64" style:family="table-cell">
      <style:table-cell-properties fo:background-color="transparent" fo:padding-left="0.191cm" fo:padding-right="0.191cm" fo:padding-top="0cm" fo:padding-bottom="0cm" fo:border="none">
        <style:background-image/>
      </style:table-cell-properties>
    </style:style>
    <style:style style:name="Bảng1.A65" style:family="table-cell">
      <style:table-cell-properties style:vertical-align="bottom" fo:background-color="transparent" fo:padding-left="0.191cm" fo:padding-right="0.191cm" fo:padding-top="0cm" fo:padding-bottom="0cm" fo:border="none">
        <style:background-image/>
      </style:table-cell-properties>
    </style:style>
    <style:style style:name="Bảng1.A66" style:family="table-cell">
      <style:table-cell-properties fo:background-color="#efefef" fo:padding-left="0.191cm" fo:padding-right="0.191cm" fo:padding-top="0cm" fo:padding-bottom="0cm" fo:border="none">
        <style:background-image/>
      </style:table-cell-properties>
    </style:style>
    <style:style style:name="Bảng1.B67" style:family="table-cell">
      <style:table-cell-properties fo:background-color="transparent" fo:padding-left="0.191cm" fo:padding-right="0.191cm" fo:padding-top="0cm" fo:padding-bottom="0cm" fo:border="none">
        <style:background-image/>
      </style:table-cell-properties>
    </style:style>
    <style:style style:name="Bảng1.B68" style:family="table-cell">
      <style:table-cell-properties fo:background-color="transparent" fo:padding-left="0.191cm" fo:padding-right="0.191cm" fo:padding-top="0cm" fo:padding-bottom="0cm" fo:border="none">
        <style:background-image/>
      </style:table-cell-properties>
    </style:style>
    <style:style style:name="Bảng1.B69" style:family="table-cell">
      <style:table-cell-properties fo:background-color="transparent" fo:padding-left="0.191cm" fo:padding-right="0.191cm" fo:padding-top="0cm" fo:padding-bottom="0cm" fo:border="none">
        <style:background-image/>
      </style:table-cell-properties>
    </style:style>
    <style:style style:name="Bảng1.B70" style:family="table-cell">
      <style:table-cell-properties fo:background-color="transparent" fo:padding-left="0.191cm" fo:padding-right="0.191cm" fo:padding-top="0cm" fo:padding-bottom="0cm" fo:border="none">
        <style:background-image/>
      </style:table-cell-properties>
    </style:style>
    <style:style style:name="Bảng1.B71" style:family="table-cell">
      <style:table-cell-properties fo:background-color="transparent" fo:padding-left="0.191cm" fo:padding-right="0.191cm" fo:padding-top="0cm" fo:padding-bottom="0cm" fo:border="none">
        <style:background-image/>
      </style:table-cell-properties>
    </style:style>
    <style:style style:name="Bảng1.B72" style:family="table-cell">
      <style:table-cell-properties fo:background-color="transparent" fo:padding-left="0.191cm" fo:padding-right="0.191cm" fo:padding-top="0cm" fo:padding-bottom="0cm" fo:border="none">
        <style:background-image/>
      </style:table-cell-properties>
    </style:style>
    <style:style style:name="Bảng1.B73" style:family="table-cell">
      <style:table-cell-properties fo:background-color="transparent" fo:padding-left="0.191cm" fo:padding-right="0.191cm" fo:padding-top="0cm" fo:padding-bottom="0cm" fo:border="none">
        <style:background-image/>
      </style:table-cell-properties>
    </style:style>
    <style:style style:name="Bảng1.B74" style:family="table-cell">
      <style:table-cell-properties fo:background-color="transparent" fo:padding-left="0.191cm" fo:padding-right="0.191cm" fo:padding-top="0cm" fo:padding-bottom="0cm" fo:border="none">
        <style:background-image/>
      </style:table-cell-properties>
    </style:style>
    <style:style style:name="Bảng1.B75" style:family="table-cell">
      <style:table-cell-properties fo:background-color="transparent" fo:padding-left="0.191cm" fo:padding-right="0.191cm" fo:padding-top="0cm" fo:padding-bottom="0cm" fo:border="none">
        <style:background-image/>
      </style:table-cell-properties>
    </style:style>
    <style:style style:name="Bảng1.B76" style:family="table-cell">
      <style:table-cell-properties fo:background-color="transparent" fo:padding-left="0.191cm" fo:padding-right="0.191cm" fo:padding-top="0cm" fo:padding-bottom="0cm" fo:border="none">
        <style:background-image/>
      </style:table-cell-properties>
    </style:style>
    <style:style style:name="Bảng1.B77" style:family="table-cell">
      <style:table-cell-properties fo:background-color="transparent" fo:padding-left="0.191cm" fo:padding-right="0.191cm" fo:padding-top="0cm" fo:padding-bottom="0cm" fo:border="none">
        <style:background-image/>
      </style:table-cell-properties>
    </style:style>
    <style:style style:name="Bảng1.A79" style:family="table-cell">
      <style:table-cell-properties fo:background-color="#efefef" fo:padding-left="0.191cm" fo:padding-right="0.191cm" fo:padding-top="0cm" fo:padding-bottom="0cm" fo:border="none">
        <style:background-image/>
      </style:table-cell-properties>
    </style:style>
    <style:style style:name="Bảng1.A80" style:family="table-cell">
      <style:table-cell-properties fo:background-color="transparent" fo:padding-left="0.191cm" fo:padding-right="0.191cm" fo:padding-top="0cm" fo:padding-bottom="0cm" fo:border="none">
        <style:background-image/>
      </style:table-cell-properties>
    </style:style>
    <style:style style:name="Bảng1.B80" style:family="table-cell">
      <style:table-cell-properties fo:background-color="transparent" fo:padding-left="0.191cm" fo:padding-right="0.191cm" fo:padding-top="0cm" fo:padding-bottom="0cm" fo:border="none">
        <style:background-image/>
      </style:table-cell-properties>
    </style:style>
    <style:style style:name="Bảng1.A81" style:family="table-cell">
      <style:table-cell-properties fo:background-color="transparent" fo:padding-left="0.191cm" fo:padding-right="0.191cm" fo:padding-top="0cm" fo:padding-bottom="0cm" fo:border="none">
        <style:background-image/>
      </style:table-cell-properties>
    </style:style>
    <style:style style:name="Bảng1.B81" style:family="table-cell">
      <style:table-cell-properties fo:background-color="transparent" fo:padding-left="0.191cm" fo:padding-right="0.191cm" fo:padding-top="0cm" fo:padding-bottom="0cm" fo:border="none">
        <style:background-image/>
      </style:table-cell-properties>
    </style:style>
    <style:style style:name="Bảng1.A82" style:family="table-cell">
      <style:table-cell-properties fo:background-color="transparent" fo:padding-left="0.191cm" fo:padding-right="0.191cm" fo:padding-top="0cm" fo:padding-bottom="0cm" fo:border="none">
        <style:background-image/>
      </style:table-cell-properties>
    </style:style>
    <style:style style:name="Bảng1.B82" style:family="table-cell">
      <style:table-cell-properties fo:background-color="transparent" fo:padding-left="0.191cm" fo:padding-right="0.191cm" fo:padding-top="0cm" fo:padding-bottom="0cm" fo:border="none">
        <style:background-image/>
      </style:table-cell-properties>
    </style:style>
    <style:style style:name="Bảng1.A83" style:family="table-cell">
      <style:table-cell-properties fo:background-color="transparent" fo:padding-left="0.191cm" fo:padding-right="0.191cm" fo:padding-top="0cm" fo:padding-bottom="0cm" fo:border="none">
        <style:background-image/>
      </style:table-cell-properties>
    </style:style>
    <style:style style:name="Bảng1.B83" style:family="table-cell">
      <style:table-cell-properties fo:background-color="transparent" fo:padding-left="0.191cm" fo:padding-right="0.191cm" fo:padding-top="0cm" fo:padding-bottom="0cm" fo:border="none">
        <style:background-image/>
      </style:table-cell-properties>
    </style:style>
    <style:style style:name="Bảng1.A84" style:family="table-cell">
      <style:table-cell-properties fo:background-color="transparent" fo:padding-left="0.191cm" fo:padding-right="0.191cm" fo:padding-top="0cm" fo:padding-bottom="0cm" fo:border="none">
        <style:background-image/>
      </style:table-cell-properties>
    </style:style>
    <style:style style:name="Bảng1.B84" style:family="table-cell">
      <style:table-cell-properties fo:background-color="transparent" fo:padding-left="0.191cm" fo:padding-right="0.191cm" fo:padding-top="0cm" fo:padding-bottom="0cm" fo:border="none">
        <style:background-image/>
      </style:table-cell-properties>
    </style:style>
    <style:style style:name="Bảng1.A85" style:family="table-cell">
      <style:table-cell-properties fo:background-color="transparent" fo:padding-left="0.191cm" fo:padding-right="0.191cm" fo:padding-top="0cm" fo:padding-bottom="0cm" fo:border="none">
        <style:background-image/>
      </style:table-cell-properties>
    </style:style>
    <style:style style:name="Bảng1.B85" style:family="table-cell">
      <style:table-cell-properties fo:background-color="transparent" fo:padding-left="0.191cm" fo:padding-right="0.191cm" fo:padding-top="0cm" fo:padding-bottom="0cm" fo:border="none">
        <style:background-image/>
      </style:table-cell-properties>
    </style:style>
    <style:style style:name="Bảng1.A86" style:family="table-cell">
      <style:table-cell-properties fo:background-color="transparent" fo:padding-left="0.191cm" fo:padding-right="0.191cm" fo:padding-top="0cm" fo:padding-bottom="0cm" fo:border="none">
        <style:background-image/>
      </style:table-cell-properties>
    </style:style>
    <style:style style:name="Bảng1.B86" style:family="table-cell">
      <style:table-cell-properties fo:background-color="transparent" fo:padding-left="0.191cm" fo:padding-right="0.191cm" fo:padding-top="0cm" fo:padding-bottom="0cm" fo:border="none">
        <style:background-image/>
      </style:table-cell-properties>
    </style:style>
    <style:style style:name="Bảng1.A87" style:family="table-cell">
      <style:table-cell-properties fo:background-color="transparent" fo:padding-left="0.191cm" fo:padding-right="0.191cm" fo:padding-top="0cm" fo:padding-bottom="0cm" fo:border="none">
        <style:background-image/>
      </style:table-cell-properties>
    </style:style>
    <style:style style:name="Bảng1.B87" style:family="table-cell">
      <style:table-cell-properties fo:background-color="transparent" fo:padding-left="0.191cm" fo:padding-right="0.191cm" fo:padding-top="0cm" fo:padding-bottom="0cm" fo:border="none">
        <style:background-image/>
      </style:table-cell-properties>
    </style:style>
    <style:style style:name="Bảng1.A88" style:family="table-cell">
      <style:table-cell-properties fo:background-color="transparent" fo:padding-left="0.191cm" fo:padding-right="0.191cm" fo:padding-top="0cm" fo:padding-bottom="0cm" fo:border="none">
        <style:background-image/>
      </style:table-cell-properties>
    </style:style>
    <style:style style:name="Bảng1.B88" style:family="table-cell">
      <style:table-cell-properties fo:background-color="transparent" fo:padding-left="0.191cm" fo:padding-right="0.191cm" fo:padding-top="0cm" fo:padding-bottom="0cm" fo:border="none">
        <style:background-image/>
      </style:table-cell-properties>
    </style:style>
    <style:style style:name="Bảng1.A90" style:family="table-cell">
      <style:table-cell-properties fo:background-color="#efefef" fo:padding-left="0.191cm" fo:padding-right="0.191cm" fo:padding-top="0cm" fo:padding-bottom="0cm" fo:border="none">
        <style:background-image/>
      </style:table-cell-properties>
    </style:style>
    <style:style style:name="Bảng1.A91" style:family="table-cell">
      <style:table-cell-properties fo:background-color="transparent" fo:padding-left="0.191cm" fo:padding-right="0.191cm" fo:padding-top="0cm" fo:padding-bottom="0cm" fo:border="none">
        <style:background-image/>
      </style:table-cell-properties>
    </style:style>
    <style:style style:name="Bảng1.B91" style:family="table-cell">
      <style:table-cell-properties fo:background-color="transparent" fo:padding-left="0.191cm" fo:padding-right="0.191cm" fo:padding-top="0cm" fo:padding-bottom="0cm" fo:border="none">
        <style:background-image/>
      </style:table-cell-properties>
    </style:style>
    <style:style style:name="Bảng1.A93" style:family="table-cell">
      <style:table-cell-properties fo:background-color="#efefef" fo:padding-left="0.191cm" fo:padding-right="0.191cm" fo:padding-top="0cm" fo:padding-bottom="0cm" fo:border="none">
        <style:background-image/>
      </style:table-cell-properties>
    </style:style>
    <style:style style:name="Bảng1.A94" style:family="table-cell">
      <style:table-cell-properties fo:background-color="transparent" fo:padding-left="0.191cm" fo:padding-right="0.191cm" fo:padding-top="0cm" fo:padding-bottom="0cm" fo:border="none">
        <style:background-image/>
      </style:table-cell-properties>
    </style:style>
    <style:style style:name="Bảng1.B94" style:family="table-cell">
      <style:table-cell-properties fo:background-color="transparent" fo:padding-left="0.191cm" fo:padding-right="0.191cm" fo:padding-top="0cm" fo:padding-bottom="0cm" fo:border="none">
        <style:background-image/>
      </style:table-cell-properties>
    </style:style>
    <style:style style:name="Bảng1.A95" style:family="table-cell">
      <style:table-cell-properties fo:background-color="transparent" fo:padding-left="0.191cm" fo:padding-right="0.191cm" fo:padding-top="0cm" fo:padding-bottom="0cm" fo:border="none">
        <style:background-image/>
      </style:table-cell-properties>
    </style:style>
    <style:style style:name="Bảng1.B95" style:family="table-cell">
      <style:table-cell-properties fo:background-color="transparent" fo:padding-left="0.191cm" fo:padding-right="0.191cm" fo:padding-top="0cm" fo:padding-bottom="0cm" fo:border="none">
        <style:background-image/>
      </style:table-cell-properties>
    </style:style>
    <style:style style:name="Bảng1.A96" style:family="table-cell">
      <style:table-cell-properties fo:background-color="transparent" fo:padding-left="0.191cm" fo:padding-right="0.191cm" fo:padding-top="0cm" fo:padding-bottom="0cm" fo:border="none">
        <style:background-image/>
      </style:table-cell-properties>
    </style:style>
    <style:style style:name="Bảng1.B96" style:family="table-cell">
      <style:table-cell-properties fo:background-color="transparent" fo:padding-left="0.191cm" fo:padding-right="0.191cm" fo:padding-top="0cm" fo:padding-bottom="0cm" fo:border="none">
        <style:background-image/>
      </style:table-cell-properties>
    </style:style>
    <style:style style:name="Bảng1.A97" style:family="table-cell">
      <style:table-cell-properties fo:background-color="transparent" fo:padding-left="0.191cm" fo:padding-right="0.191cm" fo:padding-top="0cm" fo:padding-bottom="0cm" fo:border="none">
        <style:background-image/>
      </style:table-cell-properties>
    </style:style>
    <style:style style:name="Bảng1.B97" style:family="table-cell">
      <style:table-cell-properties fo:background-color="transparent" fo:padding-left="0.191cm" fo:padding-right="0.191cm" fo:padding-top="0cm" fo:padding-bottom="0cm" fo:border="none">
        <style:background-image/>
      </style:table-cell-properties>
    </style:style>
    <style:style style:name="Bảng1.A98" style:family="table-cell">
      <style:table-cell-properties fo:background-color="transparent" fo:padding-left="0.191cm" fo:padding-right="0.191cm" fo:padding-top="0cm" fo:padding-bottom="0cm" fo:border="none">
        <style:background-image/>
      </style:table-cell-properties>
    </style:style>
    <style:style style:name="Bảng1.B98" style:family="table-cell">
      <style:table-cell-properties fo:background-color="transparent" fo:padding-left="0.191cm" fo:padding-right="0.191cm" fo:padding-top="0cm" fo:padding-bottom="0cm" fo:border="none">
        <style:background-image/>
      </style:table-cell-properties>
    </style:style>
    <style:style style:name="Bảng1.A99" style:family="table-cell">
      <style:table-cell-properties fo:background-color="transparent" fo:padding-left="0.191cm" fo:padding-right="0.191cm" fo:padding-top="0cm" fo:padding-bottom="0cm" fo:border="none">
        <style:background-image/>
      </style:table-cell-properties>
    </style:style>
    <style:style style:name="Bảng1.B99" style:family="table-cell">
      <style:table-cell-properties fo:background-color="transparent" fo:padding-left="0.191cm" fo:padding-right="0.191cm" fo:padding-top="0cm" fo:padding-bottom="0cm" fo:border="none">
        <style:background-image/>
      </style:table-cell-properties>
    </style:style>
    <style:style style:name="Bảng1.A100" style:family="table-cell">
      <style:table-cell-properties fo:background-color="transparent" fo:padding-left="0.191cm" fo:padding-right="0.191cm" fo:padding-top="0cm" fo:padding-bottom="0cm" fo:border="none">
        <style:background-image/>
      </style:table-cell-properties>
    </style:style>
    <style:style style:name="Bảng1.B100" style:family="table-cell">
      <style:table-cell-properties fo:background-color="transparent" fo:padding-left="0.191cm" fo:padding-right="0.191cm" fo:padding-top="0cm" fo:padding-bottom="0cm" fo:border="none">
        <style:background-image/>
      </style:table-cell-properties>
    </style:style>
    <style:style style:name="Bảng1.A101" style:family="table-cell">
      <style:table-cell-properties fo:background-color="transparent" fo:padding-left="0.191cm" fo:padding-right="0.191cm" fo:padding-top="0cm" fo:padding-bottom="0cm" fo:border="none">
        <style:background-image/>
      </style:table-cell-properties>
    </style:style>
    <style:style style:name="Bảng1.B101" style:family="table-cell">
      <style:table-cell-properties fo:background-color="transparent" fo:padding-left="0.191cm" fo:padding-right="0.191cm" fo:padding-top="0cm" fo:padding-bottom="0cm" fo:border="none">
        <style:background-image/>
      </style:table-cell-properties>
    </style:style>
    <style:style style:name="Bảng1.A102" style:family="table-cell">
      <style:table-cell-properties fo:background-color="transparent" fo:padding-left="0.191cm" fo:padding-right="0.191cm" fo:padding-top="0cm" fo:padding-bottom="0cm" fo:border="none">
        <style:background-image/>
      </style:table-cell-properties>
    </style:style>
    <style:style style:name="Bảng1.B102" style:family="table-cell">
      <style:table-cell-properties fo:background-color="transparent" fo:padding-left="0.191cm" fo:padding-right="0.191cm" fo:padding-top="0cm" fo:padding-bottom="0cm" fo:border="none">
        <style:background-image/>
      </style:table-cell-properties>
    </style:style>
    <style:style style:name="Bảng1.A103" style:family="table-cell">
      <style:table-cell-properties fo:background-color="transparent" fo:padding-left="0.191cm" fo:padding-right="0.191cm" fo:padding-top="0cm" fo:padding-bottom="0cm" fo:border="none">
        <style:background-image/>
      </style:table-cell-properties>
    </style:style>
    <style:style style:name="Bảng1.B103" style:family="table-cell">
      <style:table-cell-properties fo:background-color="transparent" fo:padding-left="0.191cm" fo:padding-right="0.191cm" fo:padding-top="0cm" fo:padding-bottom="0cm" fo:border="none">
        <style:background-image/>
      </style:table-cell-properties>
    </style:style>
    <style:style style:name="Bảng2" style:family="table">
      <style:table-properties style:width="13.272cm" table:align="margins" style:writing-mode="lr-tb"/>
    </style:style>
    <style:style style:name="Bảng2.A" style:family="table-column">
      <style:table-column-properties style:column-width="13.272cm" style:rel-column-width="65535*"/>
    </style:style>
    <style:style style:name="Bảng2.A1" style:family="table-cell">
      <style:table-cell-properties fo:padding="0.097cm" fo:border="0.05pt solid #000000"/>
    </style:style>
    <style:style style:name="Bảng2.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1.746cm" fo:margin-right="0cm" fo:text-indent="0cm" style:auto-text-indent="false">
        <style:tab-stops>
          <style:tab-stop style:position="1.429cm"/>
          <style:tab-stop style:position="1.588cm"/>
          <style:tab-stop style:position="8.255cm" style:type="center"/>
          <style:tab-stop style:position="11.113cm"/>
          <style:tab-stop style:position="16.51cm" style:type="right"/>
        </style:tab-stops>
      </style:paragraph-properties>
    </style:style>
    <style:style style:name="P2" style:family="paragraph" style:parent-style-name="Footer">
      <style:paragraph-properties fo:margin-left="2.032cm" fo:margin-right="0cm" fo:text-align="center" style:justify-single-word="false" fo:text-indent="-2.064cm" style:auto-text-indent="false"/>
      <style:text-properties fo:color="#666666" style:font-name="Myriad Pro Light" fo:font-size="10pt" fo:background-color="#f8f8f8" style:font-size-asian="10pt" style:font-name-complex="Open Sans3" style:font-size-complex="9pt"/>
    </style:style>
    <style:style style:name="P3" style:family="paragraph" style:parent-style-name="Standard">
      <style:paragraph-properties fo:margin-left="0cm" fo:margin-right="0cm" fo:margin-top="0.106cm" fo:margin-bottom="0.106cm" loext:contextual-spacing="false" fo:line-height="0.635cm" fo:text-align="center" style:justify-single-word="false" fo:text-indent="0cm" style:auto-text-indent="false"/>
      <style:text-properties style:font-name="Myriad Pro" fo:font-size="14pt" fo:font-weight="bold" style:font-size-asian="14pt" style:font-weight-asian="bold" style:font-size-complex="12pt"/>
    </style:style>
    <style:style style:name="P4" style:family="paragraph" style:parent-style-name="Standard">
      <style:paragraph-properties fo:margin-left="0cm" fo:margin-right="0cm" fo:margin-top="0.106cm" fo:margin-bottom="0.106cm" loext:contextual-spacing="false" fo:line-height="0.635cm" fo:text-indent="0cm" style:auto-text-indent="false"/>
    </style:style>
    <style:style style:name="P5" style:family="paragraph" style:parent-style-name="Standard">
      <style:paragraph-properties fo:margin-left="0cm" fo:margin-right="0cm" fo:margin-top="0cm" fo:margin-bottom="0cm" loext:contextual-spacing="false" fo:line-height="100%" fo:text-indent="0cm" style:auto-text-indent="false"/>
    </style:style>
    <style:style style:name="P6" style:family="paragraph" style:parent-style-name="Standard">
      <style:paragraph-properties fo:margin-left="0cm" fo:margin-right="0cm" fo:margin-top="0cm" fo:margin-bottom="0cm" loext:contextual-spacing="false" fo:line-height="100%" fo:text-indent="0cm" style:auto-text-indent="false"/>
      <style:text-properties style:font-name="Arial" fo:font-size="10pt" style:font-name-asian="Times New Roman1" style:font-size-asian="10pt" style:font-name-complex="Arial2" style:font-size-complex="10pt"/>
    </style:style>
    <style:style style:name="P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0pt" style:font-name-asian="Times New Roman1" style:font-size-asian="10pt" style:font-name-complex="Times New Roman1" style:font-size-complex="10pt"/>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0pt" officeooo:rsid="0021bf22" officeooo:paragraph-rsid="0021bf22" style:font-name-asian="Times New Roman1" style:font-size-asian="10pt" style:font-name-complex="Times New Roman1" style:font-size-complex="10pt"/>
    </style:style>
    <style:style style:name="P9"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0pt" style:font-name-asian="Times New Roman1" style:font-size-asian="10pt" style:font-name-complex="Arial2" style:font-size-complex="10pt"/>
    </style:style>
    <style:style style:name="P10"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0pt" officeooo:rsid="00247297" officeooo:paragraph-rsid="00247297" style:font-name-asian="Times New Roman1" style:font-size-asian="10pt" style:font-name-complex="Arial2" style:font-size-complex="10pt"/>
    </style:style>
    <style:style style:name="P11" style:family="paragraph" style:parent-style-name="Footer">
      <style:paragraph-properties fo:text-align="center" style:justify-single-word="false"/>
      <style:text-properties fo:color="#666666" style:font-name="Myriad Pro Light" fo:font-size="10pt" fo:background-color="#f8f8f8" style:font-size-asian="10pt" style:font-name-complex="Open Sans3" style:font-size-complex="9pt"/>
    </style:style>
    <style:style style:name="P12" style:family="paragraph" style:parent-style-name="Standard" style:master-page-name="Standard">
      <style:paragraph-properties fo:margin-left="0.635cm" fo:margin-right="0cm" fo:margin-top="0cm" fo:margin-bottom="0cm" loext:contextual-spacing="false" fo:line-height="100%" fo:text-align="center" style:justify-single-word="false" fo:orphans="0" fo:widows="0" fo:text-indent="0cm" style:auto-text-indent="false" style:page-number="auto"/>
      <style:text-properties fo:color="#171d7c" style:font-name="Myriad Pro" fo:font-size="22pt" fo:font-weight="bold" style:font-size-asian="22pt" style:font-weight-asian="bold" style:font-size-complex="26pt"/>
    </style:style>
    <style:style style:name="P13" style:family="paragraph" style:parent-style-name="Standard">
      <style:paragraph-properties fo:margin-left="0.635cm" fo:margin-right="0cm" fo:margin-top="0cm" fo:margin-bottom="0cm" loext:contextual-spacing="false" fo:line-height="100%" fo:text-align="center" style:justify-single-word="false" fo:orphans="0" fo:widows="0" fo:text-indent="0cm" style:auto-text-indent="false"/>
      <style:text-properties fo:color="#171d7c" style:font-name="Myriad Pro" fo:font-size="22pt" fo:font-weight="bold" style:font-size-asian="22pt" style:font-weight-asian="bold" style:font-size-complex="26pt"/>
    </style:style>
    <style:style style:name="P14"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6pt" fo:font-weight="bold" style:font-name-asian="Times New Roman1" style:font-size-asian="16pt" style:font-weight-asian="bold" style:font-name-complex="Arial2" style:font-size-complex="16pt" style:font-weight-complex="bold"/>
    </style:style>
    <style:style style:name="P15"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0pt" fo:font-weight="bold" style:font-name-asian="Times New Roman1" style:font-size-asian="10pt" style:font-weight-asian="bold" style:font-name-complex="Arial2" style:font-size-complex="10pt" style:font-weight-complex="bold"/>
    </style:style>
    <style:style style:name="P16"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0pt" style:font-name-asian="Times New Roman1" style:font-size-asian="10pt" style:font-name-complex="Arial2" style:font-size-complex="10pt"/>
    </style:style>
    <style:style style:name="P1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Arial" fo:font-size="10pt" style:font-name-asian="Times New Roman1" style:font-size-asian="10pt" style:font-name-complex="Arial2" style:font-size-complex="10pt"/>
    </style:style>
    <style:style style:name="P18"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0pt" officeooo:paragraph-rsid="002610a1" style:font-name-asian="Times New Roman1" style:font-size-asian="10pt" style:font-name-complex="Arial2" style:font-size-complex="10pt"/>
    </style:style>
    <style:style style:name="P19"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0pt" officeooo:rsid="00185f56" officeooo:paragraph-rsid="00185f56" style:font-name-asian="Times New Roman1" style:font-size-asian="10pt" style:font-name-complex="Arial2" style:font-size-complex="10pt"/>
    </style:style>
    <style:style style:name="P20"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0pt" officeooo:rsid="002329d8" style:font-name-asian="Times New Roman1" style:font-size-asian="10pt" style:font-name-complex="Arial2" style:font-size-complex="10pt"/>
    </style:style>
    <style:style style:name="P21"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0pt" officeooo:rsid="00243471" style:font-name-asian="Times New Roman1" style:font-size-asian="10pt" style:font-name-complex="Arial2" style:font-size-complex="10pt"/>
    </style:style>
    <style:style style:name="P22"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0pt" officeooo:rsid="00247297" style:font-name-asian="Times New Roman1" style:font-size-asian="10pt" style:font-name-complex="Arial2" style:font-size-complex="10pt"/>
    </style:style>
    <style:style style:name="P23"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0pt" officeooo:rsid="002760f1" officeooo:paragraph-rsid="002760f1" style:font-name-asian="Times New Roman1" style:font-size-asian="10pt" style:font-name-complex="Arial2" style:font-size-complex="10pt"/>
    </style:style>
    <style:style style:name="P24"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0pt"/>
    </style:style>
    <style:style style:name="P25"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0pt" officeooo:paragraph-rsid="002cafb8"/>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fo:color="#000000" style:font-name="Arial1" fo:font-size="10pt" style:font-size-asian="10pt" style:font-size-complex="10pt"/>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fo:color="#000000" style:font-name="Arial1" fo:font-size="10pt" officeooo:paragraph-rsid="002cafb8" style:font-size-asian="10pt" style:font-size-complex="10pt"/>
    </style:style>
    <style:style style:name="P28" style:family="paragraph" style:parent-style-name="Standard">
      <style:paragraph-properties fo:margin-left="0cm" fo:margin-right="0cm" fo:margin-top="0cm" fo:margin-bottom="0cm" loext:contextual-spacing="false" fo:line-height="100%" fo:text-indent="0cm" style:auto-text-indent="false"/>
      <style:text-properties fo:color="#000000" style:font-name="Arial1" fo:font-size="10pt" style:font-name-asian="Times New Roman1" style:font-size-asian="10pt" style:font-name-complex="Arial2" style:font-size-complex="10pt"/>
    </style:style>
    <style:style style:name="P29" style:family="paragraph" style:parent-style-name="Standard">
      <style:paragraph-properties fo:margin-left="0cm" fo:margin-right="0cm" fo:margin-top="0cm" fo:margin-bottom="0cm" loext:contextual-spacing="false" fo:line-height="100%" fo:text-indent="0cm" style:auto-text-indent="false"/>
      <style:text-properties style:font-name="Arial" fo:font-size="10pt" style:font-name-asian="Times New Roman1" style:font-size-asian="10pt" style:font-name-complex="Arial2" style:font-size-complex="10pt"/>
    </style:style>
    <style:style style:name="P3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Arial" fo:font-size="10pt" style:font-name-asian="Times New Roman1" style:font-size-asian="10pt" style:font-name-complex="Arial2" style:font-size-complex="10pt"/>
    </style:style>
    <style:style style:name="P31" style:family="paragraph" style:parent-style-name="Standard">
      <style:paragraph-properties fo:margin-left="0cm" fo:margin-right="0cm" fo:margin-top="0cm" fo:margin-bottom="0cm" loext:contextual-spacing="false" fo:line-height="100%" fo:text-indent="0cm" style:auto-text-indent="false"/>
      <style:text-properties style:font-name="Arial" fo:font-size="10pt" officeooo:rsid="00185f56" style:font-name-asian="Times New Roman1" style:font-size-asian="10pt" style:font-name-complex="Arial2" style:font-size-complex="10pt"/>
    </style:style>
    <style:style style:name="P32" style:family="paragraph" style:parent-style-name="Standard">
      <style:paragraph-properties fo:margin-left="0cm" fo:margin-right="0cm" fo:margin-top="0cm" fo:margin-bottom="0cm" loext:contextual-spacing="false" fo:line-height="100%" fo:text-indent="0cm" style:auto-text-indent="false"/>
      <style:text-properties style:font-name="Arial" fo:font-size="10pt" officeooo:rsid="00185f56" officeooo:paragraph-rsid="00185f56" style:font-name-asian="Times New Roman1" style:font-size-asian="10pt" style:font-name-complex="Arial2" style:font-size-complex="10pt"/>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style:font-name="Arial" fo:font-size="10pt" officeooo:rsid="001b29e2" style:font-name-asian="Times New Roman1" style:font-size-asian="10pt" style:font-name-complex="Arial2" style:font-size-complex="10pt"/>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style:font-name="Arial" fo:font-size="10pt" officeooo:rsid="001d0f03" style:font-name-asian="Times New Roman1" style:font-size-asian="10pt" style:font-name-complex="Arial2" style:font-size-complex="10pt"/>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style:font-name="Arial" fo:font-size="10pt" officeooo:rsid="001d0f03" officeooo:paragraph-rsid="001d88d6" style:font-name-asian="Times New Roman1" style:font-size-asian="10pt" style:font-name-complex="Arial2" style:font-size-complex="10pt"/>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style:font-name="Arial" fo:font-size="10pt" officeooo:rsid="0019abc6" style:font-name-asian="Times New Roman1" style:font-size-asian="10pt" style:font-name-complex="Arial2" style:font-size-complex="10pt"/>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style:font-name="Arial" fo:font-size="10pt" officeooo:rsid="001f4c9c" officeooo:paragraph-rsid="001f4c9c" style:font-name-asian="Times New Roman1" style:font-size-asian="10pt" style:font-name-complex="Arial2" style:font-size-complex="10pt"/>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style:font-name="Arial" fo:font-size="10pt" officeooo:rsid="0024d18a" style:font-name-asian="Times New Roman1" style:font-size-asian="10pt" style:font-name-complex="Arial2" style:font-size-complex="10pt"/>
    </style:style>
    <style:style style:name="P3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333333" style:font-name="Open Sans" fo:font-size="10pt" style:font-name-asian="Times New Roman1" style:font-size-asian="10pt" style:font-name-complex="Arial2" style:font-size-complex="10pt"/>
    </style:style>
    <style:style style:name="P40" style:family="paragraph" style:parent-style-name="Standard">
      <style:paragraph-properties fo:margin-left="0cm" fo:margin-right="0cm" fo:margin-top="0cm" fo:margin-bottom="0cm" loext:contextual-spacing="false" fo:line-height="100%" fo:text-indent="0cm" style:auto-text-indent="false"/>
    </style:style>
    <style:style style:name="P41" style:family="paragraph" style:parent-style-name="Standard">
      <style:paragraph-properties fo:margin-left="0cm" fo:margin-right="0cm" fo:margin-top="0cm" fo:margin-bottom="0cm" loext:contextual-spacing="false" fo:line-height="100%" fo:text-indent="0cm" style:auto-text-indent="false"/>
      <style:text-properties officeooo:paragraph-rsid="002cafb8"/>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style:font-name="Arial1" fo:font-size="10pt" style:font-size-asian="10pt" style:font-size-complex="10pt"/>
    </style:style>
    <style:style style:name="P43" style:family="paragraph" style:parent-style-name="Table_20_Contents">
      <style:text-properties style:font-name="Arial" fo:font-size="10pt" style:font-name-asian="Times New Roman1" style:font-size-asian="10pt" style:font-name-complex="Arial2" style:font-size-complex="10pt"/>
    </style:style>
    <style:style style:name="P44" style:family="paragraph" style:parent-style-name="Table_20_Contents">
      <style:text-properties style:font-name="Arial" fo:font-size="10pt" officeooo:rsid="002760f1" officeooo:paragraph-rsid="002760f1" style:font-name-asian="Times New Roman1" style:font-size-asian="10pt" style:font-name-complex="Arial2" style:font-size-complex="10pt"/>
    </style:style>
    <style:style style:name="P45"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686868" style:font-name="Arial1" fo:font-size="10pt" style:font-name-asian="Times New Roman1" style:font-size-asian="10pt" style:font-name-complex="Arial2" style:font-size-complex="10pt"/>
    </style:style>
    <style:style style:name="P4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86868" style:font-name="Arial1" fo:font-size="10pt" style:font-size-asian="10pt" style:font-size-complex="10pt"/>
    </style:style>
    <style:style style:name="P47" style:family="paragraph">
      <loext:graphic-properties draw:fill="solid" draw:fill-color="#262678"/>
      <style:paragraph-properties fo:text-align="center"/>
      <style:text-properties fo:font-size="18pt"/>
    </style:style>
    <style:style style:name="P48" style:family="paragraph">
      <loext:graphic-properties draw:fill="none"/>
      <style:paragraph-properties fo:text-align="center"/>
      <style:text-properties fo:font-size="18pt"/>
    </style:style>
    <style:style style:name="P49" style:family="paragraph">
      <style:paragraph-properties fo:margin-left="0cm" fo:margin-right="0cm" fo:line-height="150%" fo:text-indent="0cm"/>
    </style:style>
    <style:style style:name="P50" style:family="paragraph">
      <loext:graphic-properties draw:fill="none"/>
      <style:paragraph-properties fo:text-align="center"/>
      <style:text-properties fo:color="#000000" fo:font-size="18pt"/>
    </style:style>
    <style:style style:name="T1" style:family="text">
      <style:text-properties fo:color="#000000" style:font-name="Arial" fo:font-size="10pt" style:font-name-asian="Times New Roman1" style:font-size-asian="10pt" style:font-name-complex="Arial2" style:font-size-complex="10pt"/>
    </style:style>
    <style:style style:name="T2" style:family="text">
      <style:text-properties fo:color="#000000" style:font-name="Arial" fo:font-size="10pt" officeooo:rsid="001ffca7" style:font-name-asian="Times New Roman1" style:font-size-asian="10pt" style:font-name-complex="Arial2" style:font-size-complex="10pt"/>
    </style:style>
    <style:style style:name="T3" style:family="text">
      <style:text-properties fo:color="#000000" style:font-name="Arial" fo:font-size="10pt" officeooo:rsid="0021bf22" style:font-name-asian="Times New Roman1" style:font-size-asian="10pt" style:font-name-complex="Arial2" style:font-size-complex="10pt"/>
    </style:style>
    <style:style style:name="T4" style:family="text">
      <style:text-properties fo:color="#000000" style:font-name="Arial" fo:font-size="10pt" officeooo:rsid="002329d8" style:font-name-asian="Times New Roman1" style:font-size-asian="10pt" style:font-name-complex="Arial2" style:font-size-complex="10pt"/>
    </style:style>
    <style:style style:name="T5" style:family="text">
      <style:text-properties fo:color="#000000" style:font-name="Arial" fo:font-size="10pt" officeooo:rsid="00243471" style:font-name-asian="Times New Roman1" style:font-size-asian="10pt" style:font-name-complex="Arial2" style:font-size-complex="10pt"/>
    </style:style>
    <style:style style:name="T6" style:family="text">
      <style:text-properties fo:color="#000000" style:font-name="Arial" fo:font-size="10pt" officeooo:rsid="00247297" style:font-name-asian="Times New Roman1" style:font-size-asian="10pt" style:font-name-complex="Arial2" style:font-size-complex="10pt"/>
    </style:style>
    <style:style style:name="T7" style:family="text">
      <style:text-properties fo:color="#000000" style:font-name="Arial" fo:font-size="10pt" officeooo:rsid="0024d18a" style:font-name-asian="Times New Roman1" style:font-size-asian="10pt" style:font-name-complex="Arial2" style:font-size-complex="10pt"/>
    </style:style>
    <style:style style:name="T8" style:family="text">
      <style:text-properties fo:color="#000000" style:font-name="Arial" fo:font-size="10pt" officeooo:rsid="002e289a" style:font-name-asian="Times New Roman1" style:font-size-asian="10pt" style:font-name-complex="Arial2" style:font-size-complex="10pt"/>
    </style:style>
    <style:style style:name="T9" style:family="text">
      <style:text-properties fo:color="#000000" style:font-name="Arial1" fo:font-size="10pt" officeooo:rsid="002e289a" style:font-name-asian="Times New Roman1" style:font-size-asian="10pt" style:font-name-complex="Arial2" style:font-size-complex="10pt"/>
    </style:style>
    <style:style style:name="T10" style:family="text">
      <style:text-properties fo:color="#000000" fo:font-size="10pt" style:font-name-asian="Times New Roman1" style:font-size-asian="10pt" style:font-name-complex="Arial2" style:font-size-complex="10pt"/>
    </style:style>
    <style:style style:name="T11" style:family="text">
      <style:text-properties fo:color="#000000" fo:font-size="10pt" officeooo:rsid="002e289a" style:font-name-asian="Times New Roman1" style:font-size-asian="10pt" style:font-name-complex="Arial2" style:font-size-complex="10pt"/>
    </style:style>
    <style:style style:name="T12" style:family="text">
      <style:text-properties fo:color="#000000" style:font-name-asian="Times New Roman1" style:font-name-complex="Arial2"/>
    </style:style>
    <style:style style:name="T13" style:family="text">
      <style:text-properties fo:color="#000000" officeooo:rsid="002e289a" style:font-name-asian="Times New Roman1" style:font-name-complex="Arial2"/>
    </style:style>
    <style:style style:name="T14" style:family="text">
      <style:text-properties style:font-name="Arial" fo:font-size="10pt" style:font-name-asian="Times New Roman1" style:font-size-asian="10pt" style:font-name-complex="Arial2" style:font-size-complex="10pt"/>
    </style:style>
    <style:style style:name="T15" style:family="text">
      <style:text-properties style:font-name="Arial" fo:font-size="10pt" officeooo:rsid="00185f56" style:font-name-asian="Times New Roman1" style:font-size-asian="10pt" style:font-name-complex="Arial2" style:font-size-complex="10pt"/>
    </style:style>
    <style:style style:name="T16" style:family="text">
      <style:text-properties style:font-name="Arial" fo:font-size="10pt" officeooo:rsid="0019abc6" style:font-name-asian="Times New Roman1" style:font-size-asian="10pt" style:font-name-complex="Arial2" style:font-size-complex="10pt"/>
    </style:style>
    <style:style style:name="T17" style:family="text">
      <style:text-properties style:font-name="Arial" fo:font-size="10pt" officeooo:rsid="001b29e2" style:font-name-asian="Times New Roman1" style:font-size-asian="10pt" style:font-name-complex="Arial2" style:font-size-complex="10pt"/>
    </style:style>
    <style:style style:name="T18" style:family="text">
      <style:text-properties style:font-name="Arial" fo:font-size="10pt" officeooo:rsid="001d0f03" style:font-name-asian="Times New Roman1" style:font-size-asian="10pt" style:font-name-complex="Arial2" style:font-size-complex="10pt"/>
    </style:style>
    <style:style style:name="T19" style:family="text">
      <style:text-properties style:font-name="Arial" fo:font-size="10pt" officeooo:rsid="001f4c9c" style:font-name-asian="Times New Roman1" style:font-size-asian="10pt" style:font-name-complex="Arial2" style:font-size-complex="10pt"/>
    </style:style>
    <style:style style:name="T20" style:family="text">
      <style:text-properties style:font-name="Arial" fo:font-size="10pt" officeooo:rsid="001ffca7" style:font-name-asian="Times New Roman1" style:font-size-asian="10pt" style:font-name-complex="Arial2" style:font-size-complex="10pt"/>
    </style:style>
    <style:style style:name="T21" style:family="text">
      <style:text-properties style:font-name="Arial" fo:font-size="10pt" officeooo:rsid="0024d18a" style:font-name-asian="Times New Roman1" style:font-size-asian="10pt" style:font-name-complex="Arial2" style:font-size-complex="10pt"/>
    </style:style>
    <style:style style:name="T22" style:family="text">
      <style:text-properties officeooo:rsid="002610a1"/>
    </style:style>
    <style:style style:name="T23" style:family="text">
      <style:text-properties officeooo:rsid="002760f1"/>
    </style:style>
    <style:style style:name="T24" style:family="text">
      <style:text-properties officeooo:rsid="00294d41"/>
    </style:style>
    <style:style style:name="T25" style:family="text">
      <style:text-properties officeooo:rsid="002ab1fa"/>
    </style:style>
    <style:style style:name="T26" style:family="text">
      <style:text-properties fo:font-variant="normal" fo:text-transform="none" fo:color="#333333" style:font-name="apple-system" fo:letter-spacing="normal" fo:font-style="normal" fo:font-weight="normal" style:font-size-asian="10pt" style:font-size-complex="10pt"/>
    </style:style>
    <style:style style:name="T27" style:family="text">
      <style:text-properties fo:font-variant="normal" fo:text-transform="none" fo:color="#292b2c" style:font-name="Open Sans2" fo:font-size="13.5pt" fo:letter-spacing="normal" fo:font-style="normal" fo:font-weight="normal"/>
    </style:style>
    <style:style style:name="T28" style:family="text">
      <style:text-properties fo:font-variant="normal" fo:text-transform="none" fo:color="#292b2c" style:font-name="Arial1" fo:font-size="13.5pt" fo:letter-spacing="normal" fo:font-style="normal" fo:font-weight="normal"/>
    </style:style>
    <style:style style:name="T29" style:family="text">
      <style:text-properties fo:font-variant="normal" fo:text-transform="none" fo:color="#292b2c" style:font-name="Arial1" fo:letter-spacing="normal" fo:font-style="normal" fo:font-weight="normal" style:font-size-asian="10pt" style:font-size-complex="10pt"/>
    </style:style>
    <style:style style:name="T30" style:family="text">
      <style:text-properties fo:font-variant="normal" fo:text-transform="none" fo:color="#292b2c" style:font-name="Arial1" fo:font-size="10pt" fo:letter-spacing="normal" fo:font-style="normal" fo:font-weight="normal" style:font-size-asian="10pt" style:font-size-complex="10pt"/>
    </style:style>
    <style:style style:name="T31" style:family="text">
      <style:text-properties fo:font-variant="normal" fo:text-transform="none" fo:color="#292b2c" fo:font-size="13.5pt" fo:letter-spacing="normal" fo:font-style="normal" fo:font-weight="normal"/>
    </style:style>
    <style:style style:name="T32" style:family="text">
      <style:text-properties fo:font-variant="normal" fo:text-transform="none" fo:color="#292b2c" fo:letter-spacing="normal" fo:font-style="normal" fo:font-weight="normal"/>
    </style:style>
    <style:style style:name="T33" style:family="text">
      <style:text-properties fo:font-variant="normal" fo:text-transform="none" style:font-name="Open Sans1" fo:font-size="12pt" fo:letter-spacing="normal" fo:font-style="normal" fo:font-weight="normal"/>
    </style:style>
    <style:style style:name="T34" style:family="text">
      <style:text-properties fo:font-variant="normal" fo:text-transform="none" fo:font-size="12pt" fo:letter-spacing="normal" fo:font-style="normal" fo:font-weight="normal"/>
    </style:style>
    <style:style style:name="T35" style:family="text">
      <style:text-properties fo:font-variant="normal" fo:text-transform="none" fo:letter-spacing="normal" fo:font-style="normal" fo:font-weight="normal"/>
    </style:style>
    <style:style style:name="T36" style:family="text">
      <style:text-properties style:font-name-asian="Times New Roman1" style:font-size-asian="10pt" style:font-name-complex="Arial2" style:font-size-complex="10pt"/>
    </style:style>
    <style:style style:name="T37" style:family="text">
      <style:text-properties officeooo:rsid="002ab1fa" style:font-name-asian="Times New Roman1" style:font-size-asian="10pt" style:font-name-complex="Arial2" style:font-size-complex="10pt"/>
    </style:style>
    <style:style style:name="T38" style:family="text">
      <style:text-properties style:font-name-asian="Times New Roman1" style:font-name-complex="Arial2"/>
    </style:style>
    <style:style style:name="T39" style:family="text">
      <style:text-properties style:font-name="Arial1"/>
    </style:style>
    <style:style style:name="T40" style:family="text">
      <style:text-properties style:font-name="Arial1" fo:font-size="10pt" style:font-size-asian="10pt" style:font-size-complex="10pt"/>
    </style:style>
    <style:style style:name="T41" style:family="text">
      <style:text-properties fo:font-size="10pt" style:font-size-asian="10pt" style:font-size-complex="10pt"/>
    </style:style>
    <style:style style:name="T42" style:family="text">
      <style:text-properties fo:font-style="normal" fo:font-weight="normal"/>
    </style:style>
    <style:style style:name="T43" style:family="text">
      <style:text-properties style:font-name="Open Sans2" fo:font-size="13.5pt" fo:font-style="normal" fo:font-weight="normal"/>
    </style:style>
    <style:style style:name="T44" style:family="text">
      <style:text-properties fo:font-size="13.5pt" fo:font-style="normal" fo:font-weight="normal"/>
    </style:style>
    <style:style style:name="T45" style:family="text">
      <style:text-properties officeooo:rsid="002e289a"/>
    </style:style>
    <style:style style:name="T46" style:family="text">
      <style:text-properties officeooo:rsid="002f1e88"/>
    </style:style>
    <style:style style:name="T47" style:family="text">
      <style:text-properties fo:color="#404040" style:font-name="Myriad Pro Light" fo:font-size="8pt" fo:letter-spacing="0.039cm" fo:background-color="#f8f8f8" style:font-size-asian="8pt" style:font-name-complex="Open Sans3" style:font-size-complex="8pt"/>
    </style:style>
    <style:style style:name="T48" style:family="text">
      <style:text-properties fo:color="#404040" fo:font-size="9pt" style:font-size-asian="9pt" style:font-size-complex="8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035cm" draw:stroke-linejoin="miter" svg:stroke-linecap="butt" draw:fill="solid" draw:fill-color="#262678" draw:textarea-vertical-align="top" draw:auto-grow-height="false" fo:min-height="0cm" fo:min-width="21.17cm" fo:padding-top="0.125cm" fo:padding-bottom="0.125cm" fo:padding-left="0.25cm" fo:padding-right="0.25cm" fo:wrap-option="wrap" fo:margin-left="0cm" fo:margin-right="0.026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3cm" svg:stroke-color="#282880" draw:stroke-linejoin="miter" svg:stroke-linecap="butt" draw:fill="none" draw:textarea-horizontal-align="center" draw:textarea-vertical-align="top" draw:auto-grow-height="false" fo:padding-top="0.125cm" fo:padding-bottom="0.125cm" fo:padding-left="0.25cm" fo:padding-right="0.25cm" fo:wrap-option="wrap" fo:margin-left="0cm" fo:margin-right="0.079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18cm" draw:fill="none" draw:textarea-vertical-align="top" draw:auto-grow-height="false" fo:min-height="1.415cm" fo:min-width="2.951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18cm" draw:fill="none" draw:textarea-vertical-align="top" draw:auto-grow-height="false" fo:min-height="0.436cm" fo:min-width="16.189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Ộ CÂU HỎI PHỎNG VẤN MODULE 2</text:p>
      <text:p text:style-name="P13">ADVANCED PROGRAMMING WITH PHP</text:p>
      <text:p text:style-name="P3"/>
      <table:table table:name="Bảng1" table:style-name="Bảng1">
        <table:table-column table:style-name="Bảng1.A"/>
        <table:table-column table:style-name="Bảng1.B"/>
        <table:table-row table:style-name="Bảng1.1">
          <table:table-cell table:style-name="Bảng1.A1" office:value-type="string">
            <text:p text:style-name="P14">STT</text:p>
          </table:table-cell>
          <table:table-cell table:style-name="Bảng1.A1" office:value-type="string">
            <text:p text:style-name="P14">Câu hỏi</text:p>
          </table:table-cell>
        </table:table-row>
        <table:table-row table:style-name="Bảng1.2">
          <table:table-cell table:style-name="Bảng1.A2" table:number-columns-spanned="2" office:value-type="string">
            <text:p text:style-name="P15">Thành thạo cú pháp ngôn ngữ PHP</text:p>
          </table:table-cell>
          <table:covered-table-cell/>
        </table:table-row>
        <table:table-row table:style-name="Bảng1.2">
          <table:table-cell table:style-name="Bảng1.A3" office:value-type="string">
            <text:p text:style-name="P30">1</text:p>
          </table:table-cell>
          <table:table-cell table:style-name="Bảng1.B3" office:value-type="string">
            <text:p text:style-name="P9">PHP có mấy cách khai báo? </text:p>
            <text:p text:style-name="P19">Cách 1: &lt;?...php…?&gt;</text:p>
            <text:p text:style-name="P19">Cách 2: &lt;script language=”PHP”&gt;...&lt;/script&gt;</text:p>
          </table:table-cell>
        </table:table-row>
        <table:table-row table:style-name="Bảng1.2">
          <table:table-cell table:style-name="Bảng1.A4" office:value-type="string">
            <text:p text:style-name="P30">2</text:p>
          </table:table-cell>
          <table:table-cell table:style-name="Bảng1.B4" office:value-type="string">
            <text:p text:style-name="P6">Hằng trong PHP khác gì so với biến? Nếu 1 hằng được định nghĩa 2 lần, thì liệu có bị lỗi không?</text:p>
            <text:p text:style-name="P5"><text:span text:style-name="T14">-</text:span><text:span text:style-name="T15">Biến chỉ cần dùng $ để gán hoặc lấy giá trị</text:span></text:p>
            <text:p text:style-name="P31">-Hằng dùng hàm define() gắn giá trị và constant() để lấy giá trị</text:p>
            <text:p text:style-name="P31">-Hằng không thể thay đổi trong suốt quá trình chạy chương trình</text:p>
            <text:p text:style-name="P31">-Nếu hằng được định nghĩa 2 lần thì chương trình vẫn chạy bình thường nhưng chỉ lấy được giá trị của lần đầu tiên</text:p>
          </table:table-cell>
        </table:table-row>
        <table:table-row table:style-name="Bảng1.2">
          <table:table-cell table:style-name="Bảng1.A5" office:value-type="string">
            <text:p text:style-name="P30">3</text:p>
          </table:table-cell>
          <table:table-cell table:style-name="Bảng1.B5" office:value-type="string">
            <text:p text:style-name="P6">Phân biệt $_POST và $_GET trong php?</text:p>
            <text:p text:style-name="P32">-$_GET: Gửi dữ liệu lên server qua URL, dữ liệu bị giới hạn 1024 kí tự</text:p>
            <text:p text:style-name="P32">-$_POST: Gửi dữ liệu lên server dưới dạng ẩn qua HTTP Header, dữ liệu không bị giới hạn</text:p>
          </table:table-cell>
        </table:table-row>
        <table:table-row table:style-name="Bảng1.2">
          <table:table-cell table:style-name="Bảng1.A6" office:value-type="string">
            <text:p text:style-name="P30">4</text:p>
          </table:table-cell>
          <table:table-cell table:style-name="Bảng1.B6" office:value-type="string">
            <text:p text:style-name="P6">Phân biệt continue, return, break</text:p>
            <text:p text:style-name="P5"><text:span text:style-name="T14">-</text:span><text:span text:style-name="T16">continue: bỏ qua những câu lệnh phía dưới nó để thực hiện vòng lặp mới</text:span></text:p>
            <text:p text:style-name="P5"><text:span text:style-name="T16">-return: </text:span><text:span text:style-name="T17">trả về giá trị và thoát khỏi hàm</text:span></text:p>
            <text:p text:style-name="P5"><text:span text:style-name="T16">-break: </text:span><text:span text:style-name="T17">thoát khỏi vòng lặp</text:span></text:p>
          </table:table-cell>
        </table:table-row>
        <table:table-row table:style-name="Bảng1.2">
          <table:table-cell table:style-name="Bảng1.A7" office:value-type="string">
            <text:p text:style-name="P30">5</text:p>
          </table:table-cell>
          <table:table-cell table:style-name="Bảng1.B7" office:value-type="string">
            <text:p text:style-name="P6">Mảng là gì? Có mấy loại mảng trong PHP?</text:p>
            <text:p text:style-name="P5"><text:span text:style-name="T14">-</text:span><text:span text:style-name="T15">Mảng là biến có thể chứa được nhiều phần tử</text:span></text:p>
            <text:p text:style-name="P31">-3 loại: Mảng tuần tự, mảng không tuần tự, mảng đa chiều</text:p>
          </table:table-cell>
        </table:table-row>
        <table:table-row table:style-name="Bảng1.2">
          <table:table-cell table:style-name="Bảng1.A8" office:value-type="string">
            <text:p text:style-name="P30">6</text:p>
          </table:table-cell>
          <table:table-cell table:style-name="Bảng1.B8" office:value-type="string">
            <text:p text:style-name="P6">Nêu các cách duyệt mảng PHP</text:p>
            <text:p text:style-name="P5"><text:span text:style-name="T14">-</text:span><text:span text:style-name="T17">Sử dụng vòng lặp </text:span></text:p>
          </table:table-cell>
        </table:table-row>
        <table:table-row table:style-name="Bảng1.2">
          <table:table-cell table:style-name="Bảng1.A9" office:value-type="string">
            <text:p text:style-name="P30">7</text:p>
          </table:table-cell>
          <table:table-cell table:style-name="Bảng1.B9" office:value-type="string">
            <text:p text:style-name="P6">Mảng 2 chiều là gì? Lấy ví dụ?</text:p>
            <text:p text:style-name="P5"><text:span text:style-name="T14">-</text:span><text:span text:style-name="T17">Mảng 2 chiều là mảng chứa 2 mảng con</text:span></text:p>
            <text:p text:style-name="P33">-VD: $arr = array(array(…),...)</text:p>
          </table:table-cell>
        </table:table-row>
        <table:table-row table:style-name="Bảng1.2">
          <table:table-cell table:style-name="Bảng1.A10" office:value-type="string">
            <text:p text:style-name="P30">8</text:p>
          </table:table-cell>
          <table:table-cell table:style-name="Bảng1.B10" office:value-type="string">
            <text:p text:style-name="P6">Sự khác nhau giữa mảng liên kết và mảng một chiều</text:p>
            <text:p text:style-name="P5"><text:span text:style-name="T14">-</text:span><text:span text:style-name="T18">Mảng liên kết có chỉ mục ở dạng chuỗi để liên kết key và value </text:span></text:p>
          </table:table-cell>
        </table:table-row>
        <table:table-row table:style-name="Bảng1.2">
          <table:table-cell table:style-name="Bảng1.A11" office:value-type="string">
            <text:p text:style-name="P30">9</text:p>
          </table:table-cell>
          <table:table-cell table:style-name="Bảng1.B11" office:value-type="string">
            <text:p text:style-name="P6">Hàm là gì? Nếu cú pháp khai báo hàm</text:p>
            <text:p text:style-name="P5"><text:span text:style-name="T14">-</text:span><text:span text:style-name="T18">Hàm là khối lệnh thực hiện 1 nhiệm vụ nhất định</text:span></text:p>
            <text:p text:style-name="P34">-Cú pháp: </text:p>
            <text:p text:style-name="P35">function functionName() { </text:p>
            <text:p text:style-name="P35"><text:s text:c="7"/>code to be executed; </text:p>
            <text:p text:style-name="P35">}</text:p>
          </table:table-cell>
        </table:table-row>
        <table:table-row table:style-name="Bảng1.2">
          <table:table-cell table:style-name="Bảng1.A12" office:value-type="string">
            <text:p text:style-name="P30">10</text:p>
          </table:table-cell>
          <table:table-cell table:style-name="Bảng1.B12" office:value-type="string">
            <text:p text:style-name="P6">Trong PHP để gộp mảng ta dùng hàm gì? Để tách mảng ta dùng hàm gì?</text:p>
            <text:p text:style-name="P5"><text:span text:style-name="T14">-</text:span><text:span text:style-name="T16">Gộp mảng: array_merge()</text:span></text:p>
            <text:p text:style-name="P36">-Tách mảng: array_slice()</text:p>
          </table:table-cell>
        </table:table-row>
        <table:table-row table:style-name="Bảng1.2">
          <table:table-cell table:style-name="Bảng1.A13" office:value-type="string">
            <text:p text:style-name="P30">11</text:p>
          </table:table-cell>
          <table:table-cell table:style-name="Bảng1.B13" office:value-type="string">
            <text:p text:style-name="P6">Theo bạn, sự khác nhau của toán tử &amp; và &amp;&amp; trong PHP là gì?</text:p>
            <text:p text:style-name="P36">-&amp;: Áp dụng theo kiểu bit</text:p>
            <text:p text:style-name="P36">-&amp;&amp;: Áp dụng cho kiểu boolean</text:p>
          </table:table-cell>
        </table:table-row>
        <table:table-row table:style-name="Bảng1.2">
          <table:table-cell table:style-name="Bảng1.A14" office:value-type="string">
            <text:p text:style-name="P30">12</text:p>
          </table:table-cell>
          <table:table-cell table:style-name="Bảng1.B14" office:value-type="string">
            <text:p text:style-name="P6">Hãy cho biết $a++ và ++$a khác nhau ở đâu?</text:p>
            <text:p text:style-name="P36">$a++: được thực thi sau khi nó được gọi</text:p>
            <text:p text:style-name="P36">++$a: được thực thi ngay khi nó được gọi</text:p>
          </table:table-cell>
        </table:table-row>
        <table:table-row table:style-name="Bảng1.2">
          <table:table-cell table:style-name="Bảng1.A15" office:value-type="string">
            <text:p text:style-name="P30">13</text:p>
          </table:table-cell>
          <table:table-cell table:style-name="Bảng1.B15" office:value-type="string">
            <text:p text:style-name="P6">Sự khác nhau giữa == và ===</text:p>
            <text:p text:style-name="P37">==: Chỉ so sánh giá trị</text:p>
            <text:p text:style-name="P37">===: So sánh cả giá trị với kiểu dữ liệu </text:p>
          </table:table-cell>
        </table:table-row>
        <text:soft-page-break/>
        <table:table-row table:style-name="Bảng1.2">
          <table:table-cell table:style-name="Bảng1.A16" office:value-type="string">
            <text:p text:style-name="P30">14</text:p>
          </table:table-cell>
          <table:table-cell table:style-name="Bảng1.B16" office:value-type="string">
            <text:p text:style-name="P6">Sự khác nhau giữ emty() và isset()</text:p>
            <text:p text:style-name="P5"><text:span text:style-name="T14">-empty(</text:span><text:span text:style-name="T19">): Xác định </text:span><text:span text:style-name="T20">nếu biến rỗng</text:span></text:p>
            <text:p text:style-name="P5"><text:span text:style-name="T19">-isset(): Xác định nếu 1 biến được đặt và không phải </text:span><text:span text:style-name="T20">là null</text:span></text:p>
          </table:table-cell>
        </table:table-row>
        <table:table-row table:style-name="Bảng1.2">
          <table:table-cell table:style-name="Bảng1.A17" office:value-type="string">
            <text:p text:style-name="P30">15</text:p>
          </table:table-cell>
          <table:table-cell table:style-name="Bảng1.B17" office:value-type="string">
            <text:p text:style-name="P6">$$ có nghĩa là gì</text:p>
            <text:p text:style-name="P5"><text:span text:style-name="T14">-</text:span><text:span text:style-name="T20">Là biến tham chiếu lưu trữ các giá trị của biến $ bên trong nó</text:span></text:p>
          </table:table-cell>
        </table:table-row>
        <table:table-row table:style-name="Bảng1.2">
          <table:table-cell table:style-name="Bảng1.A18" office:value-type="string">
            <text:p text:style-name="P30">16</text:p>
          </table:table-cell>
          <table:table-cell table:style-name="Bảng1.B18" office:value-type="string">
            <text:p text:style-name="P6">Tham số là gì? </text:p>
            <text:p text:style-name="P5"><text:span text:style-name="T14">-</text:span><text:span text:style-name="T19">Tham số là cơ chế để truyền dữ liệu đầu vào cho hàm</text:span></text:p>
          </table:table-cell>
        </table:table-row>
        <table:table-row table:style-name="Bảng1.19">
          <table:table-cell table:style-name="Bảng1.A19" office:value-type="string">
            <text:p text:style-name="P6"/>
          </table:table-cell>
          <table:table-cell table:style-name="Bảng1.B19" office:value-type="string">
            <text:p text:style-name="P7"/>
          </table:table-cell>
        </table:table-row>
        <table:table-row table:style-name="Bảng1.2">
          <table:table-cell table:style-name="Bảng1.A20" table:number-columns-spanned="2" office:value-type="string">
            <text:p text:style-name="P15">Sử dụng được try-catch, xử lý được ngoại lệ</text:p>
          </table:table-cell>
          <table:covered-table-cell/>
        </table:table-row>
        <table:table-row table:style-name="Bảng1.2">
          <table:table-cell table:style-name="Bảng1.A21" office:value-type="string">
            <text:p text:style-name="P30">17</text:p>
          </table:table-cell>
          <table:table-cell table:style-name="Bảng1.B21" office:value-type="string">
            <text:p text:style-name="P9">Ngoại lệ là gì? Tại sao phải xử lý ngoại lệ?</text:p>
            <text:p text:style-name="P5"><text:span text:style-name="T1">-</text:span><text:span text:style-name="T2">Ngoại lệ là các lỗi phát sinh trong quá trình thực thi</text:span></text:p>
            <text:p text:style-name="P5"><text:span text:style-name="T2">-Để xử lý các lỗi </text:span><text:span text:style-name="T3">runtime</text:span><text:span text:style-name="T2"> để có thể duy trì luồng bình thường của chương trình</text:span></text:p>
          </table:table-cell>
        </table:table-row>
        <table:table-row table:style-name="Bảng1.2">
          <table:table-cell table:style-name="Bảng1.A22" office:value-type="string">
            <text:p text:style-name="P30">18</text:p>
          </table:table-cell>
          <table:table-cell table:style-name="Bảng1.B22" office:value-type="string">
            <text:p text:style-name="P9">Xử dụng gì để bắt ngoại lệ?</text:p>
            <text:p text:style-name="P5"><text:span text:style-name="T1">-</text:span><text:span text:style-name="T3">catch</text:span></text:p>
          </table:table-cell>
        </table:table-row>
        <table:table-row table:style-name="Bảng1.2">
          <table:table-cell table:style-name="Bảng1.A23" office:value-type="string">
            <text:p text:style-name="P30">19</text:p>
          </table:table-cell>
          <table:table-cell table:style-name="Bảng1.B23" office:value-type="string">
            <text:p text:style-name="P9">Liệt kê các loại lỗi trong PHP.</text:p>
          </table:table-cell>
        </table:table-row>
        <table:table-row table:style-name="Bảng1.19">
          <table:table-cell table:style-name="Bảng1.A24" office:value-type="string">
            <text:p text:style-name="P9"/>
          </table:table-cell>
          <table:table-cell table:style-name="Bảng1.B24" office:value-type="string">
            <text:p text:style-name="P8">Lỗi cú pháp, lỗi khi chạy chương trình, lỗi logic</text:p>
          </table:table-cell>
        </table:table-row>
        <table:table-row table:style-name="Bảng1.2">
          <table:table-cell table:style-name="Bảng1.A25" table:number-columns-spanned="2" office:value-type="string">
            <text:p text:style-name="P15">Trình bày được mô hình Lập trình Hướng đối tượng</text:p>
          </table:table-cell>
          <table:covered-table-cell/>
        </table:table-row>
        <table:table-row table:style-name="Bảng1.2">
          <table:table-cell table:style-name="Bảng1.A26" office:value-type="string">
            <text:p text:style-name="P30">20</text:p>
          </table:table-cell>
          <table:table-cell table:style-name="Bảng1.B26" office:value-type="string">
            <text:p text:style-name="P9">Nêu 4 đặc trưng của OOP? Lấy ví dụ</text:p>
            <text:p text:style-name="P5"><text:span text:style-name="T1">-</text:span><text:span text:style-name="T3">Tính bao gói</text:span></text:p>
            <text:p text:style-name="P5"><text:span text:style-name="T3">-</text:span><text:span text:style-name="T4">Tính kế thừa</text:span></text:p>
            <text:p text:style-name="P20">-Tính trừu tượng</text:p>
            <text:p text:style-name="P20">-Tính đa hình</text:p>
          </table:table-cell>
        </table:table-row>
        <table:table-row table:style-name="Bảng1.2">
          <table:table-cell table:style-name="Bảng1.A27" office:value-type="string">
            <text:p text:style-name="P30">21</text:p>
          </table:table-cell>
          <table:table-cell table:style-name="Bảng1.B27" office:value-type="string">
            <text:p text:style-name="P9">Trình bày khái niệm OPP? Tại sao lại sử dụng OOP</text:p>
            <text:p text:style-name="P5"><text:span text:style-name="T1">-OOP </text:span><text:span text:style-name="T4">là triết lý thiết kế chương trình không tập trung vào cấu trúc mà tập trung vào mô hình hoá dữ liệu</text:span></text:p>
            <text:p text:style-name="P20">-OOP cho phép sử dụng lại những gì đã có trước đó và phát triển thêm dựa trên những cái đã có sẵn</text:p>
          </table:table-cell>
        </table:table-row>
        <table:table-row table:style-name="Bảng1.19">
          <table:table-cell table:style-name="Bảng1.A28" office:value-type="string">
            <text:p text:style-name="P9"/>
          </table:table-cell>
          <table:table-cell table:style-name="Bảng1.B28" office:value-type="string">
            <text:p text:style-name="P7"/>
          </table:table-cell>
        </table:table-row>
        <table:table-row table:style-name="Bảng1.2">
          <table:table-cell table:style-name="Bảng1.A29" table:number-columns-spanned="2" office:value-type="string">
            <text:p text:style-name="P15">Sử dụng được lớp, đối tượng, phương thức, thuộc tính, hàm tạo</text:p>
          </table:table-cell>
          <table:covered-table-cell/>
        </table:table-row>
        <table:table-row table:style-name="Bảng1.2">
          <table:table-cell table:style-name="Bảng1.A30" office:value-type="string">
            <text:p text:style-name="P17">22</text:p>
          </table:table-cell>
          <table:table-cell table:style-name="Bảng1.B30" office:value-type="string">
            <text:p text:style-name="P9">Hàm contruct được dùng để làm gì</text:p>
            <text:p text:style-name="P5"><text:span text:style-name="T1">-</text:span><text:span text:style-name="T5">Khởi tạo các t</text:span><text:span text:style-name="T6">rạng thái ban đầu</text:span><text:span text:style-name="T5"> của đối tượng</text:span></text:p>
          </table:table-cell>
        </table:table-row>
        <table:table-row table:style-name="Bảng1.2">
          <table:table-cell table:style-name="Bảng1.A31" office:value-type="string">
            <text:p text:style-name="P30">23</text:p>
          </table:table-cell>
          <table:table-cell table:style-name="Bảng1.B31" office:value-type="string">
            <text:p text:style-name="P9">Liệt kê access modifer?</text:p>
            <text:p text:style-name="P5"><text:span text:style-name="T1">-</text:span><text:span text:style-name="T5">public</text:span></text:p>
            <text:p text:style-name="P21">-protected</text:p>
            <text:p text:style-name="P21">-private</text:p>
          </table:table-cell>
        </table:table-row>
        <table:table-row table:style-name="Bảng1.2">
          <table:table-cell table:style-name="Bảng1.A32" office:value-type="string">
            <text:p text:style-name="P17">24</text:p>
          </table:table-cell>
          <table:table-cell table:style-name="Bảng1.B32" office:value-type="string">
            <text:p text:style-name="P9">Phân biệt static với seft</text:p>
            <text:p text:style-name="P5"><text:span text:style-name="T1">-</text:span><text:span text:style-name="T5">self: Truy xuất đến class khai báo nó</text:span></text:p>
            <text:p text:style-name="P21">-static: Truy xuất đến đối tượng hiện tại</text:p>
          </table:table-cell>
        </table:table-row>
        <table:table-row table:style-name="Bảng1.2">
          <table:table-cell table:style-name="Bảng1.A33" office:value-type="string">
            <text:p text:style-name="P30">25</text:p>
          </table:table-cell>
          <table:table-cell table:style-name="Bảng1.B33" office:value-type="string">
            <text:p text:style-name="P9">Đâu là cách quản lý package trong PHP.</text:p>
            <text:p text:style-name="P5"><text:span text:style-name="T1">-</text:span><text:span text:style-name="T5">composer</text:span></text:p>
          </table:table-cell>
        </table:table-row>
        <table:table-row table:style-name="Bảng1.2">
          <table:table-cell table:style-name="Bảng1.A34" office:value-type="string">
            <text:p text:style-name="P17">26</text:p>
          </table:table-cell>
          <table:table-cell table:style-name="Bảng1.B34" office:value-type="string">
            <text:p text:style-name="P9">Lớp là gì? Cách khai báo lớp</text:p>
            <text:p text:style-name="P5"><text:span text:style-name="T1">-</text:span><text:span text:style-name="T5">Lớp là đơn vị thực thi cơ bản trong PHP quy định hình thức và khả năng của đối tượng</text:span></text:p>
          </table:table-cell>
        </table:table-row>
        <table:table-row table:style-name="Bảng1.2">
          <table:table-cell table:style-name="Bảng1.A35" office:value-type="string">
            <text:p text:style-name="P30">27</text:p>
          </table:table-cell>
          <table:table-cell table:style-name="Bảng1.B35" office:value-type="string">
            <text:p text:style-name="P9">Triển khai được cơ chế nạp chồng phương thức (overloading)</text:p>
            <text:p text:style-name="P5"><text:span text:style-name="T1">-</text:span><text:span text:style-name="T6">Khai báo trong 1 lớp có nhiều thuộc tính, nhiều phương thức có cùng tên nhưng với <text:s/>các tham số khác nhau</text:span></text:p>
          </table:table-cell>
        </table:table-row>
        <table:table-row table:style-name="Bảng1.2">
          <table:table-cell table:style-name="Bảng1.A36" office:value-type="string">
            <text:p text:style-name="P17">28</text:p>
          </table:table-cell>
          <table:table-cell table:style-name="Bảng1.B36" office:value-type="string">
            <text:p text:style-name="P10">Class và object giống và khác nhau như thế nào?</text:p>
            <text:p text:style-name="P5"><text:span text:style-name="T1">-</text:span><text:span text:style-name="T6">Class tạo ra object và định nghĩa tất cả các thuộc tính và phương thức của object</text:span></text:p>
            <text:p text:style-name="P22">-Tất cả các object thuộc về cùng 1 class có cùng các thuộc tính và phương thức</text:p>
          </table:table-cell>
        </table:table-row>
        <table:table-row table:style-name="Bảng1.2">
          <table:table-cell table:style-name="Bảng1.A37" office:value-type="string">
            <text:p text:style-name="P17">29</text:p>
          </table:table-cell>
          <table:table-cell table:style-name="Bảng1.B37" office:value-type="string">
            <text:p text:style-name="P9">Constructor là gì?</text:p>
            <text:p text:style-name="P5"><text:span text:style-name="T1">-</text:span><text:span text:style-name="T6">Là </text:span><text:span text:style-name="T7">kiểu hàm đặc biệt được gọi tự động bất cứ khi nào có 1 sự tạo thành đối tượng từ 1 class</text:span></text:p>
          </table:table-cell>
        </table:table-row>
        <table:table-row table:style-name="Bảng1.2">
          <table:table-cell table:style-name="Bảng1.A38" office:value-type="string">
            <text:p text:style-name="P30">30</text:p>
          </table:table-cell>
          <table:table-cell table:style-name="Bảng1.B38" office:value-type="string">
            <text:p text:style-name="P6">Các thành phần của một lớp?</text:p>
            <text:p text:style-name="P5"><text:span text:style-name="T14">-</text:span><text:span text:style-name="T21">Tên lớp</text:span></text:p>
            <text:p text:style-name="P38">-Thuộc tính</text:p>
            <text:p text:style-name="P38">-Phương thức</text:p>
          </table:table-cell>
        </table:table-row>
        <table:table-row table:style-name="Bảng1.2">
          <table:table-cell table:style-name="Bảng1.A39" office:value-type="string">
            <text:p text:style-name="P17">31</text:p>
          </table:table-cell>
          <table:table-cell table:style-name="Bảng1.B39" office:value-type="string">
            <text:p text:style-name="P9">Vẽ sơ đồ lớp của lớp sau: tên lớp Customer: name, birthday; method: getInfo() : đưa ra tên + tuổi</text:p>
            <table:table table:name="Bảng2" table:style-name="Bảng2">
              <table:table-column table:style-name="Bảng2.A"/>
              <table:table-row>
                <table:table-cell table:style-name="Bảng2.A1" office:value-type="string">
                  <text:p text:style-name="P44"><text:soft-page-break/>Customer</text:p>
                </table:table-cell>
              </table:table-row>
              <table:table-row>
                <table:table-cell table:style-name="Bảng2.A2" office:value-type="string">
                  <text:p text:style-name="P43"><text:span text:style-name="T23">-name: string;</text:span></text:p>
                  <text:p text:style-name="P43">-<text:span text:style-name="T23">birthday: int;</text:span></text:p>
                </table:table-cell>
              </table:table-row>
              <table:table-row>
                <table:table-cell table:style-name="Bảng2.A2" office:value-type="string">
                  <text:p text:style-name="P43">getInfo()</text:p>
                </table:table-cell>
              </table:table-row>
            </table:table>
            <text:p text:style-name="P9"/>
          </table:table-cell>
        </table:table-row>
        <table:table-row table:style-name="Bảng1.2">
          <table:table-cell table:style-name="Bảng1.A40" office:value-type="string">
            <text:p text:style-name="P30">32</text:p>
          </table:table-cell>
          <table:table-cell table:style-name="Bảng1.B40" office:value-type="string">
            <text:p text:style-name="P9">Làm thế nào để khởi tạo đối tượng?</text:p>
            <text:p text:style-name="P9">&lt;$object_name&gt; = new &lt;class_name&gt; ();</text:p>
          </table:table-cell>
        </table:table-row>
        <table:table-row table:style-name="Bảng1.2">
          <table:table-cell table:style-name="Bảng1.A41" office:value-type="string">
            <text:p text:style-name="P17">33</text:p>
          </table:table-cell>
          <table:table-cell table:style-name="Bảng1.B41" office:value-type="string">
            <text:p text:style-name="P9">Có mấy cách khai báo lớp?</text:p>
            <text:p text:style-name="P18">-Dùng <text:span text:style-name="T22">cú pháp thông thường</text:span></text:p>
          </table:table-cell>
        </table:table-row>
        <table:table-row table:style-name="Bảng1.2">
          <table:table-cell table:style-name="Bảng1.A42" office:value-type="string">
            <text:p text:style-name="P30">34</text:p>
          </table:table-cell>
          <table:table-cell table:style-name="Bảng1.B42" office:value-type="string">
            <text:p text:style-name="P9">Khai báo lớp Customer vừa nêu</text:p>
            <text:p text:style-name="P23">class Customer { ... }</text:p>
          </table:table-cell>
        </table:table-row>
        <table:table-row table:style-name="Bảng1.2">
          <table:table-cell table:style-name="Bảng1.A43" office:value-type="string">
            <text:p text:style-name="P17">35</text:p>
          </table:table-cell>
          <table:table-cell table:style-name="Bảng1.B43" office:value-type="string">
            <text:p text:style-name="P9">Nêu vòng đời của đối tượng</text:p>
          </table:table-cell>
        </table:table-row>
        <table:table-row table:style-name="Bảng1.2">
          <table:table-cell table:style-name="Bảng1.A44" office:value-type="string">
            <text:p text:style-name="P17">36</text:p>
          </table:table-cell>
          <table:table-cell table:style-name="Bảng1.B44" office:value-type="string">
            <text:p text:style-name="P6">Làm thế nào để truy xuất thuộc tính của đối tượng?</text:p>
            <text:p text:style-name="P6">-Sử dụng dấu (-&gt;) để truy xuất thuộc tính của đối tượng</text:p>
          </table:table-cell>
        </table:table-row>
        <table:table-row table:style-name="Bảng1.19">
          <table:table-cell table:style-name="Bảng1.A45" office:value-type="string">
            <text:p text:style-name="P6"/>
          </table:table-cell>
          <table:table-cell table:style-name="Bảng1.B45" office:value-type="string">
            <text:p text:style-name="P7"/>
          </table:table-cell>
        </table:table-row>
        <table:table-row table:style-name="Bảng1.2">
          <table:table-cell table:style-name="Bảng1.A46" table:number-columns-spanned="2" office:value-type="string">
            <text:p text:style-name="P15">Triển khai được cơ chế kế thừa</text:p>
          </table:table-cell>
          <table:covered-table-cell/>
        </table:table-row>
        <table:table-row table:style-name="Bảng1.2">
          <table:table-cell table:style-name="Bảng1.A47" office:value-type="string">
            <text:p text:style-name="P30">37</text:p>
          </table:table-cell>
          <table:table-cell table:style-name="Bảng1.B47" office:value-type="string">
            <text:p text:style-name="P9">PHP có đa kế thừa không?</text:p>
            <text:p text:style-name="P9">-<text:span text:style-name="T24">PHP chỉ hỗ trợ 1 phần tính chất của đa kế thừa</text:span></text:p>
          </table:table-cell>
        </table:table-row>
        <table:table-row table:style-name="Bảng1.2">
          <table:table-cell table:style-name="Bảng1.A48" office:value-type="string">
            <text:p text:style-name="P30">38</text:p>
          </table:table-cell>
          <table:table-cell table:style-name="Bảng1.B48" office:value-type="string">
            <text:p text:style-name="P6">Thế nào là ghi đè?</text:p>
            <text:p text:style-name="P6">-<text:span text:style-name="T25">Là cơ chế cho phép lớp con định nghĩa lại các phương thức đã được định nghĩa trước đó ở lớp cha</text:span></text:p>
          </table:table-cell>
        </table:table-row>
        <table:table-row table:style-name="Bảng1.2">
          <table:table-cell table:style-name="Bảng1.A49" office:value-type="string">
            <text:p text:style-name="P30">39</text:p>
          </table:table-cell>
          <table:table-cell table:style-name="Bảng1.B49" office:value-type="string">
            <text:p text:style-name="P6">Phân biệt abtrast class và interface, khi nào sử dụng chúng?</text:p>
            <text:p text:style-name="P5"><text:span text:style-name="T14">-</text:span><text:span text:style-name="T40">Nếu có sự gần gũi, rõ ràng giữa các lớp về mối quan hệ cha-con thì nên sử dụng lớp (mối quan hệ is-a)</text:span></text:p>
            <text:p text:style-name="P42">-Nếu không có mối quan hệ gần gũi thì nên chọn interface (mối quan hệ can-do)</text:p>
          </table:table-cell>
        </table:table-row>
        <table:table-row table:style-name="Bảng1.19">
          <table:table-cell table:style-name="Bảng1.A50" office:value-type="string">
            <text:p text:style-name="P6"/>
          </table:table-cell>
          <table:table-cell table:style-name="Bảng1.B50" office:value-type="string">
            <text:p text:style-name="P7"/>
          </table:table-cell>
        </table:table-row>
        <table:table-row table:style-name="Bảng1.2">
          <table:table-cell table:style-name="Bảng1.A51" table:number-columns-spanned="2" office:value-type="string">
            <text:p text:style-name="P15">Sử dụng được UML (*)</text:p>
          </table:table-cell>
          <table:covered-table-cell/>
        </table:table-row>
        <table:table-row table:style-name="Bảng1.2">
          <table:table-cell table:style-name="Bảng1.A52" office:value-type="string">
            <text:p text:style-name="P30">40</text:p>
          </table:table-cell>
          <table:table-cell table:style-name="Bảng1.B52" office:value-type="string">
            <text:p text:style-name="P9">UML là gì?</text:p>
            <text:p text:style-name="P24"><text:span text:style-name="T36">-</text:span><text:span text:style-name="T37">Là </text:span><text:span text:style-name="T26">ngôn ngữ mô hình gồm các ký hiệu đồ họa mà các phương pháp hướng đối tượng sử dụng để thiết kế các hệ thống thông tin một cách nhanh chóng.</text:span></text:p>
          </table:table-cell>
        </table:table-row>
        <table:table-row table:style-name="Bảng1.2">
          <table:table-cell table:style-name="Bảng1.A53" office:value-type="string">
            <text:p text:style-name="P30">41</text:p>
          </table:table-cell>
          <table:table-cell table:style-name="Bảng1.B53" office:value-type="string">
            <text:p text:style-name="P9">Liệt kê các mối quan hệ giữa các đối tượng? Giải thích chúng?</text:p>
          </table:table-cell>
        </table:table-row>
        <table:table-row table:style-name="Bảng1.19">
          <table:table-cell table:style-name="Bảng1.A54" office:value-type="string">
            <text:p text:style-name="P9"/>
          </table:table-cell>
          <table:table-cell table:style-name="Bảng1.B54" office:value-type="string">
            <text:p text:style-name="P7"/>
          </table:table-cell>
        </table:table-row>
        <table:table-row table:style-name="Bảng1.2">
          <table:table-cell table:style-name="Bảng1.A55" table:number-columns-spanned="2" office:value-type="string">
            <text:p text:style-name="P15">Tuân thủ Clean Code</text:p>
          </table:table-cell>
          <table:covered-table-cell/>
        </table:table-row>
        <table:table-row table:style-name="Bảng1.2">
          <table:table-cell table:style-name="Bảng1.A56" office:value-type="string">
            <text:p text:style-name="P30">42</text:p>
          </table:table-cell>
          <table:table-cell table:style-name="Bảng1.B56" office:value-type="string">
            <text:p text:style-name="P9">Trình bày được tầm quan trọng của Clean Code</text:p>
            <text:p text:style-name="P24"><text:span text:style-name="T36">-</text:span><text:span text:style-name="T29">Giúp code dễ đọc, dễ để hiểu, dễ bảo trì</text:span></text:p>
            <text:p text:style-name="P25"><text:span text:style-name="T36">-</text:span><text:span text:style-name="T29">Nâng cao hiệu suất hoạt động của phần mềm</text:span></text:p>
            <text:p text:style-name="P27"><text:span text:style-name="T32">-Giảm chi phí phát triển, bảo trì cho cả vòng đời sản phẩm</text:span></text:p>
            <text:p text:style-name="P27"><text:span text:style-name="T32">-Việc thay thế nhân sự phát triển sẽ không gặp nhiều khó khăn</text:span></text:p>
            <text:p text:style-name="P41"><text:span text:style-name="T30">-Nâng cao khả năng tư duy, tính cẩn thận, tỉ mỉ cho lập trình viên</text:span></text:p>
          </table:table-cell>
        </table:table-row>
        <table:table-row table:style-name="Bảng1.2">
          <table:table-cell table:style-name="Bảng1.A57" office:value-type="string">
            <text:p text:style-name="P30">43</text:p>
          </table:table-cell>
          <table:table-cell table:style-name="Bảng1.B57" office:value-type="string">
            <text:p text:style-name="P28">Kể tên một số Coding Convention trong PHP</text:p>
            <text:p text:style-name="P45">– <text:span text:style-name="T42">Code phải được viết trong cặp thẻ &lt;?php ?&gt; và nên sử dụng cặp thẻ ngắn &lt;?= ?&gt; thay cho echo.</text:span></text:p>
            <text:p text:style-name="P46">– <text:span text:style-name="T42">Mỗi một file PHP chỉ nên làm 1 nhiệm vụ duy nhất, tránh chồng chéo (gọi là side effect).</text:span></text:p>
            <text:p text:style-name="P46">– <text:span text:style-name="T42">Code chỉ được sử dụng UTF-8 không có BOM (BOM - Byte Order Mark là các chuỗi EF,BB,BF ở đầu file cho phép phần mềm biết đây là 1 file UTF-8).</text:span></text:p>
            <text:p text:style-name="P46">– <text:span text:style-name="T42">Namespace phải tuân theo chuẩn PSR “autoloading” (PSR-0, PSR-4).</text:span></text:p>
            <text:p text:style-name="P46">– <text:span text:style-name="T42">Tên class phải viết theo quy tắc PascalCase( hay tên khác StudlyCaps).</text:span></text:p>
            <text:p text:style-name="P46">– <text:span text:style-name="T42">Các hẳng số phải viết hoa tất cả các chữ, cách nhau bằng dấu gạch chân.</text:span></text:p>
            <text:p text:style-name="P46">– <text:span text:style-name="T42">Tên phương thức viết theo quy tắc camelCase</text:span></text:p>
            <text:p text:style-name="P28"/>
          </table:table-cell>
        </table:table-row>
        <table:table-row table:style-name="Bảng1.19">
          <table:table-cell table:style-name="Bảng1.A58" office:value-type="string">
            <text:p text:style-name="P9"/>
          </table:table-cell>
          <table:table-cell table:style-name="Bảng1.B58" office:value-type="string">
            <text:p text:style-name="P7"/>
          </table:table-cell>
        </table:table-row>
        <text:soft-page-break/>
        <table:table-row table:style-name="Bảng1.2">
          <table:table-cell table:style-name="Bảng1.A59" table:number-columns-spanned="2" office:value-type="string">
            <text:p text:style-name="P15">Sử dụng được các kỹ thuật refactoring</text:p>
          </table:table-cell>
          <table:covered-table-cell/>
        </table:table-row>
        <table:table-row table:style-name="Bảng1.2">
          <table:table-cell table:style-name="Bảng1.A60" office:value-type="string">
            <text:p text:style-name="P30">44</text:p>
          </table:table-cell>
          <table:table-cell table:style-name="Bảng1.B60" office:value-type="string">
            <text:p text:style-name="P28">Refactor là gì? Em đã sử dụng các kỹ thuật refactor nào?</text:p>
            <text:p text:style-name="P42"><text:span text:style-name="T12">-</text:span><text:span text:style-name="T13">L</text:span>à các kỹ thuật cho phép chỉnh sửa mã nguồn nội bộ mà không làm thay đổi hành vi của hệ thống đối với bên <text:span text:style-name="T45">ngoài</text:span></text:p>
            <text:p text:style-name="P42">-<text:span text:style-name="T45">Tách biến, tách hằng, tách phương thức</text:span></text:p>
          </table:table-cell>
        </table:table-row>
        <table:table-row table:style-name="Bảng1.19">
          <table:table-cell table:style-name="Bảng1.A61" office:value-type="string">
            <text:p text:style-name="P9"/>
          </table:table-cell>
          <table:table-cell table:style-name="Bảng1.B61" office:value-type="string">
            <text:p text:style-name="P7"/>
          </table:table-cell>
        </table:table-row>
        <table:table-row table:style-name="Bảng1.2">
          <table:table-cell table:style-name="Bảng1.A62" table:number-columns-spanned="2" office:value-type="string">
            <text:p text:style-name="P15">Sử dụng được các cấu trúc dữ liệu danh sách</text:p>
          </table:table-cell>
          <table:covered-table-cell/>
        </table:table-row>
        <table:table-row table:style-name="Bảng1.2">
          <table:table-cell table:style-name="Bảng1.A63" office:value-type="string">
            <text:p text:style-name="P30">45</text:p>
          </table:table-cell>
          <table:table-cell table:style-name="Bảng1.B63" office:value-type="string">
            <text:p text:style-name="P28">Trình bày <text:s/>khái niệm về data structures</text:p>
            <text:p text:style-name="P26"><text:span text:style-name="T38">-</text:span><text:span text:style-name="T35">Cấu trúc dữ liệu là cách lưu trữ, tổ chức dữ liệu có thứ tự, có hệ thống để dữ liệu có thể được sử dụng một cách hiệu quả.</text:span></text:p>
          </table:table-cell>
        </table:table-row>
        <table:table-row table:style-name="Bảng1.2">
          <table:table-cell table:style-name="Bảng1.A64" office:value-type="string">
            <text:p text:style-name="P30">46</text:p>
          </table:table-cell>
          <table:table-cell table:style-name="Bảng1.B64" office:value-type="string">
            <text:p text:style-name="P6">Nêu cơ chế của cấu trúc Stack, Queue</text:p>
            <text:p text:style-name="P6">-<text:span text:style-name="T46">Stack: Last-In-First-Out</text:span></text:p>
            <text:p text:style-name="P6">-<text:span text:style-name="T46">Queue: First-In-First-</text:span></text:p>
          </table:table-cell>
        </table:table-row>
        <table:table-row table:style-name="Bảng1.19">
          <table:table-cell table:style-name="Bảng1.A65" office:value-type="string">
            <text:p text:style-name="P6"/>
          </table:table-cell>
          <table:table-cell table:style-name="Bảng1.A65" office:value-type="string">
            <text:p text:style-name="P7"/>
          </table:table-cell>
        </table:table-row>
        <table:table-row table:style-name="Bảng1.2">
          <table:table-cell table:style-name="Bảng1.A66" table:number-columns-spanned="2" office:value-type="string">
            <text:p text:style-name="P15">Thiết kế được CSDL Quan hệ</text:p>
          </table:table-cell>
          <table:covered-table-cell/>
        </table:table-row>
        <table:table-row table:style-name="Bảng1.2">
          <table:table-cell table:style-name="Bảng1.A65" office:value-type="string">
            <text:p text:style-name="P39">47</text:p>
          </table:table-cell>
          <table:table-cell table:style-name="Bảng1.B67" office:value-type="string">
            <text:p text:style-name="P6">MySQL là gì?</text:p>
          </table:table-cell>
        </table:table-row>
        <table:table-row table:style-name="Bảng1.2">
          <table:table-cell table:style-name="Bảng1.A65" office:value-type="string">
            <text:p text:style-name="P39">48</text:p>
          </table:table-cell>
          <table:table-cell table:style-name="Bảng1.B68" office:value-type="string">
            <text:p text:style-name="P6">‘table’ và ‘field’ là gì?</text:p>
          </table:table-cell>
        </table:table-row>
        <table:table-row table:style-name="Bảng1.2">
          <table:table-cell table:style-name="Bảng1.A65" office:value-type="string">
            <text:p text:style-name="P39">49</text:p>
          </table:table-cell>
          <table:table-cell table:style-name="Bảng1.B69" office:value-type="string">
            <text:p text:style-name="P6">‘join’ là gì?</text:p>
          </table:table-cell>
        </table:table-row>
        <table:table-row table:style-name="Bảng1.2">
          <table:table-cell table:style-name="Bảng1.A65" office:value-type="string">
            <text:p text:style-name="P39">50</text:p>
          </table:table-cell>
          <table:table-cell table:style-name="Bảng1.B70" office:value-type="string">
            <text:p text:style-name="P6">‘constraint’ là gì?</text:p>
          </table:table-cell>
        </table:table-row>
        <table:table-row table:style-name="Bảng1.2">
          <table:table-cell table:style-name="Bảng1.A65" office:value-type="string">
            <text:p text:style-name="P39">51</text:p>
          </table:table-cell>
          <table:table-cell table:style-name="Bảng1.B71" office:value-type="string">
            <text:p text:style-name="P6">Khoá chính dùng để làm gì? Có mấy khoá chính trong một bảng</text:p>
          </table:table-cell>
        </table:table-row>
        <table:table-row table:style-name="Bảng1.2">
          <table:table-cell table:style-name="Bảng1.A65" office:value-type="string">
            <text:p text:style-name="P39">52</text:p>
          </table:table-cell>
          <table:table-cell table:style-name="Bảng1.B72" office:value-type="string">
            <text:p text:style-name="P6">Tính toàn vẹn dữ liệu là gì?</text:p>
          </table:table-cell>
        </table:table-row>
        <table:table-row table:style-name="Bảng1.2">
          <table:table-cell table:style-name="Bảng1.A65" office:value-type="string">
            <text:p text:style-name="P39">53</text:p>
          </table:table-cell>
          <table:table-cell table:style-name="Bảng1.B73" office:value-type="string">
            <text:p text:style-name="P6">Ràng buộc là gì?</text:p>
          </table:table-cell>
        </table:table-row>
        <table:table-row table:style-name="Bảng1.2">
          <table:table-cell table:style-name="Bảng1.A65" office:value-type="string">
            <text:p text:style-name="P39">54</text:p>
          </table:table-cell>
          <table:table-cell table:style-name="Bảng1.B74" office:value-type="string">
            <text:p text:style-name="P6">Hãy giải thích ‘index’</text:p>
          </table:table-cell>
        </table:table-row>
        <table:table-row table:style-name="Bảng1.2">
          <table:table-cell table:style-name="Bảng1.A65" office:value-type="string">
            <text:p text:style-name="P39">55</text:p>
          </table:table-cell>
          <table:table-cell table:style-name="Bảng1.B75" office:value-type="string">
            <text:p text:style-name="P6">‘auto-increment’ là gì?</text:p>
          </table:table-cell>
        </table:table-row>
        <table:table-row table:style-name="Bảng1.2">
          <table:table-cell table:style-name="Bảng1.A65" office:value-type="string">
            <text:p text:style-name="P39">56</text:p>
          </table:table-cell>
          <table:table-cell table:style-name="Bảng1.B76" office:value-type="string">
            <text:p text:style-name="P6">Kể tên các quan hệ giữa các bảng?</text:p>
          </table:table-cell>
        </table:table-row>
        <table:table-row table:style-name="Bảng1.2">
          <table:table-cell table:style-name="Bảng1.A65" office:value-type="string">
            <text:p text:style-name="P39">57</text:p>
          </table:table-cell>
          <table:table-cell table:style-name="Bảng1.B77" office:value-type="string">
            <text:p text:style-name="P6">‘view’ là gì?</text:p>
          </table:table-cell>
        </table:table-row>
        <table:table-row table:style-name="Bảng1.19">
          <table:table-cell table:style-name="Bảng1.A65" office:value-type="string">
            <text:p text:style-name="P6"/>
          </table:table-cell>
          <table:table-cell table:style-name="Bảng1.A65" office:value-type="string">
            <text:p text:style-name="P7"/>
          </table:table-cell>
        </table:table-row>
        <table:table-row table:style-name="Bảng1.2">
          <table:table-cell table:style-name="Bảng1.A79" table:number-columns-spanned="2" office:value-type="string">
            <text:p text:style-name="P15">Sử dụng được SQL</text:p>
          </table:table-cell>
          <table:covered-table-cell/>
        </table:table-row>
        <table:table-row table:style-name="Bảng1.2">
          <table:table-cell table:style-name="Bảng1.A80" office:value-type="string">
            <text:p text:style-name="P30">58</text:p>
          </table:table-cell>
          <table:table-cell table:style-name="Bảng1.B80" office:value-type="string">
            <text:p text:style-name="P9">SQL là gì?</text:p>
          </table:table-cell>
        </table:table-row>
        <table:table-row table:style-name="Bảng1.2">
          <table:table-cell table:style-name="Bảng1.A81" office:value-type="string">
            <text:p text:style-name="P30">59</text:p>
          </table:table-cell>
          <table:table-cell table:style-name="Bảng1.B81" office:value-type="string">
            <text:p text:style-name="P9">Muốn lấy dữ liệu dùng câu lệnh nào?</text:p>
          </table:table-cell>
        </table:table-row>
        <table:table-row table:style-name="Bảng1.2">
          <table:table-cell table:style-name="Bảng1.A82" office:value-type="string">
            <text:p text:style-name="P30">60</text:p>
          </table:table-cell>
          <table:table-cell table:style-name="Bảng1.B82" office:value-type="string">
            <text:p text:style-name="P9">Viết câu lệnh lấy tất cả học viên trong bảng students có name là Nam</text:p>
          </table:table-cell>
        </table:table-row>
        <table:table-row table:style-name="Bảng1.2">
          <table:table-cell table:style-name="Bảng1.A83" office:value-type="string">
            <text:p text:style-name="P30">61</text:p>
          </table:table-cell>
          <table:table-cell table:style-name="Bảng1.B83" office:value-type="string">
            <text:p text:style-name="P6">Viết câu lệnh thêm mới học viên: tên, tuổi, địa chỉ vào bảng students</text:p>
          </table:table-cell>
        </table:table-row>
        <table:table-row table:style-name="Bảng1.2">
          <table:table-cell table:style-name="Bảng1.A84" office:value-type="string">
            <text:p text:style-name="P30">62</text:p>
          </table:table-cell>
          <table:table-cell table:style-name="Bảng1.B84" office:value-type="string">
            <text:p text:style-name="P9">Viết câu lệnh tạo bảng students: name, age, address</text:p>
          </table:table-cell>
        </table:table-row>
        <table:table-row table:style-name="Bảng1.2">
          <table:table-cell table:style-name="Bảng1.A85" office:value-type="string">
            <text:p text:style-name="P30">63</text:p>
          </table:table-cell>
          <table:table-cell table:style-name="Bảng1.B85" office:value-type="string">
            <text:p text:style-name="P9">Nhóm các dữ liệu lại ta dùng cái gì?</text:p>
          </table:table-cell>
        </table:table-row>
        <table:table-row table:style-name="Bảng1.2">
          <table:table-cell table:style-name="Bảng1.A86" office:value-type="string">
            <text:p text:style-name="P30">64</text:p>
          </table:table-cell>
          <table:table-cell table:style-name="Bảng1.B86" office:value-type="string">
            <text:p text:style-name="P9">Phân biệt các loại join? </text:p>
          </table:table-cell>
        </table:table-row>
        <table:table-row table:style-name="Bảng1.2">
          <table:table-cell table:style-name="Bảng1.A87" office:value-type="string">
            <text:p text:style-name="P30">65</text:p>
          </table:table-cell>
          <table:table-cell table:style-name="Bảng1.B87" office:value-type="string">
            <text:p text:style-name="P9">Làm thế nào để lấy 25 phần tử đầu tiên của một bảng</text:p>
          </table:table-cell>
        </table:table-row>
        <table:table-row table:style-name="Bảng1.2">
          <table:table-cell table:style-name="Bảng1.A88" office:value-type="string">
            <text:p text:style-name="P9"/>
          </table:table-cell>
          <table:table-cell table:style-name="Bảng1.B88" office:value-type="string">
            <text:p text:style-name="P9">Kể tên các cách để tối ưu hoá câu lệnh sql</text:p>
          </table:table-cell>
        </table:table-row>
        <table:table-row table:style-name="Bảng1.19">
          <table:table-cell table:style-name="Bảng1.A65" office:value-type="string">
            <text:p text:style-name="P9"/>
          </table:table-cell>
          <table:table-cell table:style-name="Bảng1.A65" office:value-type="string">
            <text:p text:style-name="P7"/>
          </table:table-cell>
        </table:table-row>
        <table:table-row table:style-name="Bảng1.2">
          <table:table-cell table:style-name="Bảng1.A90" table:number-columns-spanned="2" office:value-type="string">
            <text:p text:style-name="P15">Triển khai được kiến trúc phân tầng</text:p>
          </table:table-cell>
          <table:covered-table-cell/>
        </table:table-row>
        <table:table-row table:style-name="Bảng1.2">
          <table:table-cell table:style-name="Bảng1.A91" office:value-type="string">
            <text:p text:style-name="P30">66</text:p>
          </table:table-cell>
          <table:table-cell table:style-name="Bảng1.B91" office:value-type="string">
            <text:p text:style-name="P9">Trình bày mô hình MVC</text:p>
          </table:table-cell>
        </table:table-row>
        <table:table-row table:style-name="Bảng1.19">
          <table:table-cell table:style-name="Bảng1.A65" office:value-type="string">
            <text:p text:style-name="P9"/>
          </table:table-cell>
          <table:table-cell table:style-name="Bảng1.A65" office:value-type="string">
            <text:p text:style-name="P7"/>
          </table:table-cell>
        </table:table-row>
        <table:table-row table:style-name="Bảng1.2">
          <table:table-cell table:style-name="Bảng1.A93" table:number-columns-spanned="2" office:value-type="string">
            <text:p text:style-name="P15">Trình bày được mô hình Ứng dụng Web (*)</text:p>
          </table:table-cell>
          <table:covered-table-cell/>
        </table:table-row>
        <table:table-row table:style-name="Bảng1.2">
          <table:table-cell table:style-name="Bảng1.A94" office:value-type="string">
            <text:p text:style-name="P30">67</text:p>
          </table:table-cell>
          <table:table-cell table:style-name="Bảng1.B94" office:value-type="string">
            <text:p text:style-name="P9">Mô tả <text:s/>hoạt động của Web</text:p>
          </table:table-cell>
        </table:table-row>
        <table:table-row table:style-name="Bảng1.2">
          <table:table-cell table:style-name="Bảng1.A95" office:value-type="string">
            <text:p text:style-name="P30">68</text:p>
          </table:table-cell>
          <table:table-cell table:style-name="Bảng1.B95" office:value-type="string">
            <text:p text:style-name="P6">Trình bày các giao thức mạng thông dụng</text:p>
          </table:table-cell>
        </table:table-row>
        <table:table-row table:style-name="Bảng1.2">
          <table:table-cell table:style-name="Bảng1.A96" office:value-type="string">
            <text:p text:style-name="P30">69</text:p>
          </table:table-cell>
          <table:table-cell table:style-name="Bảng1.B96" office:value-type="string">
            <text:p text:style-name="P6">Trình bày giao thức HTTP</text:p>
          </table:table-cell>
        </table:table-row>
        <table:table-row table:style-name="Bảng1.2">
          <table:table-cell table:style-name="Bảng1.A97" office:value-type="string">
            <text:p text:style-name="P30">70</text:p>
          </table:table-cell>
          <table:table-cell table:style-name="Bảng1.B97" office:value-type="string">
            <text:p text:style-name="P6">Phân biệt phương thức GET và POST</text:p>
          </table:table-cell>
        </table:table-row>
        <table:table-row table:style-name="Bảng1.2">
          <table:table-cell table:style-name="Bảng1.A98" office:value-type="string">
            <text:p text:style-name="P30">71</text:p>
          </table:table-cell>
          <table:table-cell table:style-name="Bảng1.B98" office:value-type="string">
            <text:p text:style-name="P6">Phân biệt giao thức HTTP và HTTPS</text:p>
          </table:table-cell>
        </table:table-row>
        <text:soft-page-break/>
        <table:table-row table:style-name="Bảng1.2">
          <table:table-cell table:style-name="Bảng1.A99" office:value-type="string">
            <text:p text:style-name="P30">72</text:p>
          </table:table-cell>
          <table:table-cell table:style-name="Bảng1.B99" office:value-type="string">
            <text:p text:style-name="P6">Trình bày các thành phần: Browser, Web Server, Request và Response</text:p>
          </table:table-cell>
        </table:table-row>
        <table:table-row table:style-name="Bảng1.2">
          <table:table-cell table:style-name="Bảng1.A100" office:value-type="string">
            <text:p text:style-name="P30">73</text:p>
          </table:table-cell>
          <table:table-cell table:style-name="Bảng1.B100" office:value-type="string">
            <text:p text:style-name="P9">Website và web app có gì giống và khác ?</text:p>
          </table:table-cell>
        </table:table-row>
        <table:table-row table:style-name="Bảng1.2">
          <table:table-cell table:style-name="Bảng1.A101" office:value-type="string">
            <text:p text:style-name="P30">74</text:p>
          </table:table-cell>
          <table:table-cell table:style-name="Bảng1.B101" office:value-type="string">
            <text:p text:style-name="P9">Khi tắt cookie trên trình duyệt thì có ảnh hưởng tới session không?</text:p>
          </table:table-cell>
        </table:table-row>
        <table:table-row table:style-name="Bảng1.2">
          <table:table-cell table:style-name="Bảng1.A102" office:value-type="string">
            <text:p text:style-name="P30">75</text:p>
          </table:table-cell>
          <table:table-cell table:style-name="Bảng1.B102" office:value-type="string">
            <text:p text:style-name="P9">Phân biệt <text:s/>Application Server và Web Server</text:p>
          </table:table-cell>
        </table:table-row>
        <table:table-row table:style-name="Bảng1.2">
          <table:table-cell table:style-name="Bảng1.A103" office:value-type="string">
            <text:p text:style-name="P30">76</text:p>
          </table:table-cell>
          <table:table-cell table:style-name="Bảng1.B103" office:value-type="string">
            <text:p text:style-name="P9">Phân biệt session và cookie?</text:p>
          </table:table-cell>
        </table:table-row>
      </table:table>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1" svg:font-family="'Open Sans', Arial, sans-serif"/>
    <style:font-face style:name="Open Sans2" svg:font-family="'Open Sans', apple-system, BlinkMacSystemFont, 'Segoe UI', 'Helvetica Neue', Arial, sans-serif, 'Apple Color Emoji', 'Segoe UI Emoji', 'Segoe UI Symbol'"/>
    <style:font-face style:name="apple-system" svg:font-family="apple-system, BlinkMacSystemFont, 'Segoe UI', Roboto, Oxygen, Ubuntu, Cantarell, 'Fira Sans', 'Droid Sans', 'Helvetica Neue', sans-serif"/>
    <style:font-face style:name="Arial1" svg:font-family="Arial" style:font-family-generic="swiss"/>
    <style:font-face style:name="Arial" svg:font-family="Arial" style:font-family-generic="roman" style:font-pitch="variable"/>
    <style:font-face style:name="Myriad Pro" svg:font-family="'Myriad Pro'" style:font-family-generic="roman" style:font-pitch="variable"/>
    <style:font-face style:name="Myriad Pro Light" svg:font-family="'Myriad Pro Light'"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Light"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yriad Pro Light1" svg:font-family="'Myriad Pro Light'" style:font-family-generic="system" style:font-pitch="variable"/>
    <style:font-face style:name="Noto Sans CJK SC" svg:font-family="'Noto Sans CJK SC'" style:font-family-generic="system" style:font-pitch="variable"/>
    <style:font-face style:name="Open Sans3" svg:font-family="'Ope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Myriad Pro Light" fo:font-size="11pt" fo:language="en" fo:country="US" style:letter-kerning="false" style:font-name-asian="Myriad Pro Light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Myriad Pro Light" fo:font-size="11pt" fo:language="en" fo:country="US" style:letter-kerning="false" style:font-name-asian="Myriad Pro Light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2.032cm" fo:margin-right="0cm" fo:margin-top="0cm" fo:margin-bottom="0.282cm" loext:contextual-spacing="false" fo:line-height="108%" fo:text-align="start" style:justify-single-word="false" fo:orphans="2" fo:widows="2" fo:text-indent="0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Myriad Pro" fo:font-family="'Myriad Pro'" style:font-family-generic="roman" style:font-pitch="variable" fo:font-size="14pt" fo:font-weight="bold" style:font-name-asian="Myriad Pro Light1" style:font-family-asian="'Myriad Pro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Myriad Pro" fo:font-family="'Myriad Pro'" style:font-family-generic="roman" style:font-pitch="variable" fo:font-size="13pt" style:font-name-asian="Myriad Pro Light1" style:font-family-asian="'Myriad Pro Light'"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243f60" style:font-name="Myriad Pro" fo:font-family="'Myriad Pro'" style:font-family-generic="roman" style:font-pitch="variable" fo:font-size="12pt" style:font-name-asian="Myriad Pro Light1" style:font-family-asian="'Myriad Pro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365f91" style:font-name="Myriad Pro" fo:font-family="'Myriad Pro'" style:font-family-generic="roman" style:font-pitch="variable" fo:font-style="italic" style:font-name-asian="Myriad Pro Light1" style:font-family-asian="'Myriad Pro Light'"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Title" style:family="paragraph" style:parent-style-name="Standard" style:next-style-name="Standard" style:default-outline-level="" style:class="chapter">
      <style:paragraph-properties fo:margin-left="0cm" fo:margin-right="0cm" fo:margin-top="0cm" fo:margin-bottom="0.106cm" loext:contextual-spacing="false" fo:line-height="115%" fo:keep-together="always" fo:text-indent="0cm" style:auto-text-indent="false" fo:padding="0cm" fo:border="none" fo:keep-with-next="always"/>
      <style:text-properties fo:color="#000000" style:font-name="Arial" fo:font-family="Arial" style:font-family-generic="roman" style:font-pitch="variable" fo:font-size="26pt" fo:language="en" fo:country="none" style:font-name-asian="Arial2" style:font-family-asian="Arial" style:font-family-generic-asian="system" style:font-pitch-asian="variable" style:font-size-asian="26pt" style:font-name-complex="Arial2" style:font-family-complex="Arial"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margin-left="0cm" fo:margin-right="0cm" fo:margin-top="0cm" fo:margin-bottom="0.353cm" loext:contextual-spacing="false" fo:line-height="100%" fo:text-indent="0cm" style:auto-text-indent="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365f91" style:font-name="Myriad Pro" fo:font-family="'Myriad Pro'" style:font-family-generic="roman" style:font-pitch="variable" fo:font-size="13pt" style:font-name-asian="Myriad Pro Light1" style:font-family-asian="'Myriad Pro Light'"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243f60" style:font-name="Myriad Pro" fo:font-family="'Myriad Pro'" style:font-family-generic="roman" style:font-pitch="variable" fo:font-size="12pt" style:font-name-asian="Myriad Pro Light1" style:font-family-asian="'Myriad Pro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1_20_Char" style:display-name="Heading 1 Char" style:family="text" style:parent-style-name="Default_20_Paragraph_20_Font">
      <style:text-properties fo:color="#365f91" style:font-name="Myriad Pro" fo:font-family="'Myriad Pro'" style:font-family-generic="roman" style:font-pitch="variable" fo:font-size="14pt" fo:font-weight="bold" style:font-name-asian="Myriad Pro Light1" style:font-family-asian="'Myriad Pro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_20_Char" style:display-name="Title Char" style:family="text" style:parent-style-name="Default_20_Paragraph_20_Font">
      <style:text-properties fo:color="#000000" style:font-name="Arial" fo:font-family="Arial" style:font-family-generic="roman" style:font-pitch="variable" fo:font-size="26pt" fo:language="en" fo:country="none" style:font-name-asian="Arial2" style:font-family-asian="Arial" style:font-family-generic-asian="system" style:font-pitch-asian="variable" style:font-size-asian="26pt" style:font-name-complex="Arial2" style:font-family-complex="Arial" style:font-family-generic-complex="system" style:font-pitch-complex="variable" style:font-size-complex="26pt"/>
    </style:style>
    <style:style style:name="Heading_20_4_20_Char" style:display-name="Heading 4 Char" style:family="text" style:parent-style-name="Default_20_Paragraph_20_Font">
      <style:text-properties fo:color="#365f91" style:font-name="Myriad Pro" fo:font-family="'Myriad Pro'" style:font-family-generic="roman" style:font-pitch="variable" fo:font-style="italic" style:font-name-asian="Myriad Pro Light1" style:font-family-asian="'Myriad Pro Light'"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Myriad Pro Light1" style:font-family-asian="'Myriad Pro Light'" style:font-family-generic-asian="system" style:font-pitch-asian="variable" style:font-name-complex="Calibri Light" style:font-family-complex="'Calibri Light'" style:font-family-generic-complex="system" style:font-pitch-complex="variable"/>
    </style:style>
    <style:style style:name="ListLabel_20_16" style:display-name="ListLabel 16" style:family="text">
      <style:text-properties fo:color="#00000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86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56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26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96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66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36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906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7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86cm"/>
        </style:list-level-properties>
        <style:text-properties fo:font-family="Symbol" style:font-charset="x-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86cm"/>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86cm"/>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3" text:bullet-char="">
        <style:list-level-properties text:list-level-position-and-space-mode="label-alignment">
          <style:list-level-label-alignment text:label-followed-by="listtab" fo:text-indent="-0.635cm" fo:margin-left="3.826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96cm"/>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635cm" fo:margin-left="6.366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36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906cm"/>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635cm" fo:margin-left="10.17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2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4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6"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746cm" fo:margin-right="0cm" fo:text-indent="0cm" style:auto-text-indent="false">
        <style:tab-stops>
          <style:tab-stop style:position="1.429cm"/>
          <style:tab-stop style:position="1.588cm"/>
          <style:tab-stop style:position="8.255cm" style:type="center"/>
          <style:tab-stop style:position="11.113cm"/>
          <style:tab-stop style:position="16.51cm" style:type="right"/>
        </style:tab-stops>
      </style:paragraph-properties>
    </style:style>
    <style:style style:name="MP2" style:family="paragraph">
      <loext:graphic-properties draw:fill="solid" draw:fill-color="#262678"/>
      <style:paragraph-properties fo:text-align="center"/>
      <style:text-properties fo:font-size="18pt"/>
    </style:style>
    <style:style style:name="MP3" style:family="paragraph" style:parent-style-name="Footer">
      <style:paragraph-properties fo:margin-left="2.032cm" fo:margin-right="0cm" fo:text-align="center" style:justify-single-word="false" fo:text-indent="-2.064cm" style:auto-text-indent="false"/>
      <style:text-properties fo:color="#666666" style:font-name="Myriad Pro Light" fo:font-size="10pt" fo:background-color="#f8f8f8" style:font-size-asian="10pt" style:font-name-complex="Open Sans3" style:font-size-complex="9pt"/>
    </style:style>
    <style:style style:name="MP4" style:family="paragraph">
      <style:paragraph-properties fo:margin-left="0cm" fo:margin-right="0cm" fo:line-height="150%" fo:text-indent="0cm"/>
    </style:style>
    <style:style style:name="MP5" style:family="paragraph">
      <loext:graphic-properties draw:fill="none"/>
      <style:paragraph-properties fo:text-align="center"/>
      <style:text-properties fo:color="#000000" fo:font-size="18pt"/>
    </style:style>
    <style:style style:name="MP6" style:family="paragraph">
      <loext:graphic-properties draw:fill="none"/>
      <style:paragraph-properties fo:text-align="center"/>
      <style:text-properties fo:font-size="18pt"/>
    </style:style>
    <style:style style:name="MP7" style:family="paragraph" style:parent-style-name="Footer">
      <style:paragraph-properties fo:text-align="center" style:justify-single-word="false"/>
      <style:text-properties fo:color="#666666" style:font-name="Myriad Pro Light" fo:font-size="10pt" fo:background-color="#f8f8f8" style:font-size-asian="10pt" style:font-name-complex="Open Sans3" style:font-size-complex="9pt"/>
    </style:style>
    <style:style style:name="MT1" style:family="text">
      <style:text-properties fo:color="#404040" style:font-name="Myriad Pro Light" fo:font-size="8pt" fo:letter-spacing="0.039cm" fo:background-color="#f8f8f8" style:font-size-asian="8pt" style:font-name-complex="Open Sans3" style:font-size-complex="8pt"/>
    </style:style>
    <style:style style:name="MT2" style:family="text">
      <style:text-properties fo:color="#404040" fo:font-size="9pt" style:font-size-asian="9pt" style:font-size-complex="8pt"/>
    </style:style>
    <style:style style:name="M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35cm" draw:stroke-linejoin="miter" svg:stroke-linecap="butt" draw:fill="solid" draw:fill-color="#262678" draw:textarea-vertical-align="top" draw:auto-grow-height="false" fo:min-height="0cm" fo:min-width="21.17cm" fo:padding-top="0.125cm" fo:padding-bottom="0.125cm" fo:padding-left="0.25cm" fo:padding-right="0.25cm" fo:wrap-option="wrap" fo:margin-left="0cm" fo:margin-right="0.026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018cm" draw:fill="none" draw:textarea-vertical-align="top" draw:auto-grow-height="false" fo:min-height="1.415cm" fo:min-width="2.951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solid" svg:stroke-width="0.053cm" svg:stroke-color="#282880" draw:stroke-linejoin="miter" svg:stroke-linecap="butt" draw:fill="none" draw:textarea-horizontal-align="center" draw:textarea-vertical-align="top" draw:auto-grow-height="false" fo:padding-top="0.125cm" fo:padding-bottom="0.125cm" fo:padding-left="0.25cm" fo:padding-right="0.25cm" fo:wrap-option="wrap" fo:margin-left="0cm" fo:margin-right="0.079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width="0.018cm" draw:fill="none" draw:textarea-vertical-align="top" draw:auto-grow-height="false" fo:min-height="0.436cm" fo:min-width="16.189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7cm" fo:margin-bottom="0.508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605cm" fo:margin-left="0cm" fo:margin-right="0cm" fo:margin-bottom="1.505cm" style:dynamic-spacing="true"/>
      </style:header-style>
      <style:footer-style>
        <style:header-footer-properties fo:min-height="1.296cm" fo:margin-left="0cm" fo:margin-right="0cm" fo:margin-top="1.196cm" style:dynamic-spacing="true"/>
      </style:footer-style>
    </style:page-layout>
  </office:automatic-styles>
  <office:master-styles>
    <style:master-page style:name="Standard" style:page-layout-name="Mpm1">
      <style:header>
        <text:p text:style-name="MP1"><draw:custom-shape text:anchor-type="paragraph" draw:z-index="29" draw:name="Rectangle 3" draw:style-name="Mgr1" draw:text-style-name="MP2" svg:width="21.67cm" svg:height="0.126cm" svg:x="-2.579cm" svg:y="-1.26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 draw:name="Rectangle 1" draw:style-name="Mgr1" draw:text-style-name="MP2" svg:width="21.67cm" svg:height="0.128cm" svg:x="-2.011cm" svg:y="-1.53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2" text:anchor-type="char" svg:x="-1.998cm" svg:y="-1.457cm" svg:width="3.584cm" svg:height="3.059cm" draw:z-index="34"><draw:image xlink:href="Pictures/10000201000001990000015D033EA461F709AF79.png" xlink:type="simple" xlink:show="embed" xlink:actuate="onLoad" loext:mime-type="image/png"/><draw:contour-polygon svg:width="3.41cm" svg:height="2.925cm" svg:viewBox="0 0 3410 2925" draw:points="14,0 14,2925 3424,2925 3424,0" draw:recreate-on-edit="false"/></draw:frame></text:p>
      </style:header>
      <style:footer>
        <text:p text:style-name="MP3"><draw:custom-shape text:anchor-type="paragraph" draw:z-index="9" draw:name="Text Box 13" draw:style-name="Mgr2" draw:text-style-name="MP5" svg:width="3.458cm" svg:height="1.668cm" svg:x="1.598cm" svg:y="-0.52cm"><text:p text:style-name="MP4"><text:span text:style-name="MT1">www.codegym.vn </text:span></text:p><text:p text:style-name="MP4"><text:span text:style-name="MT2"/></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9" draw:name="Straight Connector 5" draw:style-name="Mgr3" draw:text-style-name="MP6" svg:x1="-2.485cm" svg:y1="-0.189cm" svg:x2="1.086cm" svg:y2="-0.189cm"><text:p/></draw:line><draw:custom-shape text:anchor-type="paragraph" draw:z-index="4" draw:name="Text Box 9" draw:style-name="Mgr4" draw:text-style-name="MP5" svg:width="16.696cm" svg:height="0.689cm" svg:x="1.879cm" svg:y="-0.534cm"><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Picture 4" text:anchor-type="char" svg:x="1.251cm" svg:y="-0.415cm" svg:width="0.381cm" svg:height="0.381cm" draw:z-index="14"><draw:image xlink:href="Pictures/100000000000002A0000002A54A97AB66FF684D7.jpg" xlink:type="simple" xlink:show="embed" xlink:actuate="onLoad" loext:mime-type="image/jpeg"/></draw:frame></text:p>
        <text:p text:style-name="MP7"/>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uc</meta:initial-creator>
    <meta:editing-cycles>11</meta:editing-cycles>
    <meta:print-date>2019-02-13T02:31:00</meta:print-date>
    <meta:creation-date>2019-05-07T01:09:00</meta:creation-date>
    <dc:date>2020-12-28T20:15:21.684576634</dc:date>
    <meta:editing-duration>PT41M53S</meta:editing-duration>
    <meta:generator>LibreOffice/6.4.6.2$Linux_X86_64 LibreOffice_project/40$Build-2</meta:generator>
    <meta:document-statistic meta:table-count="2" meta:image-count="2" meta:object-count="0" meta:page-count="5" meta:paragraph-count="259" meta:word-count="1724" meta:character-count="7845" meta:non-whitespace-character-count="63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